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aramond" svg:font-family="Garamond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5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92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style:paragraph-properties fo:text-align="start" style:writing-mode="lr-tb"/>
      <style:text-properties fo:font-size="13pt" style:font-size-asian="13pt" style:font-size-complex="13pt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fo:font-size="22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P2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fill="none"/>
      <style:text-properties fo:font-size="9pt" style:font-size-asian="9pt" style:font-size-complex="9pt"/>
    </style:style>
    <style:style style:name="P2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Garamond1" fo:font-size="13pt" fo:font-weight="bold" style:font-size-asian="13pt" style:font-name-complex="Garamond1" style:font-size-complex="13pt" style:font-weight-complex="bold"/>
    </style:style>
    <style:style style:name="T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3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4" style:family="text">
      <style:text-properties fo:color="#000000" style:font-name="Calibri1" fo:font-size="12pt" style:font-size-asian="12pt" style:font-name-complex="Calibri1" style:font-size-complex="12pt"/>
    </style:style>
    <style:style style:name="T5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6" style:family="text">
      <style:text-properties fo:color="#000000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7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8" style:family="text">
      <style:text-properties fo:color="#000000" style:font-name="Calibri1" fo:font-size="6pt" fo:font-weight="bold" style:font-size-asian="6pt" style:font-name-complex="Calibri1" style:font-size-complex="6pt" style:font-weight-complex="bold"/>
    </style:style>
    <style:style style:name="T9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0000" style:font-name="Garamond1" fo:font-size="12pt" style:font-size-asian="12pt" style:font-name-complex="Garamond1" style:font-size-complex="12pt"/>
    </style:style>
    <style:style style:name="T14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15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6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17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18" style:family="text">
      <style:text-properties fo:color="#000000" style:font-name="Arial1" fo:font-size="12pt" style:font-size-asian="12pt" style:font-name-complex="Arial1" style:font-size-complex="12pt"/>
    </style:style>
    <style:style style:name="T19" style:family="text">
      <style:text-properties fo:color="#000000" style:font-name="Calibri1" fo:font-size="16pt" style:font-size-asian="16pt" style:font-name-complex="Calibri1" style:font-size-complex="16pt"/>
    </style:style>
    <style:style style:name="T20" style:family="text">
      <style:text-properties fo:color="#00000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00" style:font-name="Calibri1" fo:font-size="9pt" fo:font-weight="bold" style:font-size-asian="9pt" style:font-name-complex="Calibri1" style:font-size-complex="9pt" style:font-weight-complex="bold"/>
    </style:style>
    <style:style style:name="T23" style:family="text">
      <style:text-properties fo:color="#000000" style:font-name="Calibri1" fo:font-size="18pt" style:font-size-asian="18pt" style:font-name-complex="Calibri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8.337cm" svg:height="0.6cm" svg:x="1.905cm" svg:y="0.593cm">
          <draw:text-box>
            <text:p text:style-name="P1"><text:span text:style-name="T1">Regents’ and Chancellor’s Research Fellowship Application 2015-2016 </text:span></text:p>
          </draw:text-box>
        </draw:frame>
        <draw:frame draw:style-name="gr2" draw:text-style-name="P4" draw:layer="layout" svg:width="0.422cm" svg:height="0.475cm" svg:x="1.905cm" svg:y="1.328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1.094cm" svg:height="0.475cm" svg:x="18.702cm" svg:y="26.829cm">
          <draw:text-box>
            <text:p text:style-name="P3"><text:span text:style-name="T2">1 of 5 </text:span></text:p>
          </draw:text-box>
        </draw:frame>
        <draw:frame draw:style-name="gr2" draw:text-style-name="P4" draw:layer="layout" svg:width="17.444cm" svg:height="0.425cm" svg:x="1.905cm" svg:y="1.99cm">
          <draw:text-box>
            <text:p text:style-name="P3"><text:span text:style-name="T3">INSTRUCTIONS:</text:span><text:span text:style-name="T4"> Complete the application forms, give a copy of them to the faculty member who will </text:span></text:p>
          </draw:text-box>
        </draw:frame>
        <draw:frame draw:style-name="gr2" draw:text-style-name="P4" draw:layer="layout" svg:width="17.007cm" svg:height="0.425cm" svg:x="1.905cm" svg:y="2.506cm">
          <draw:text-box>
            <text:p text:style-name="P3"><text:span text:style-name="T4">sponsor and direct you in the research project for review, and ask him/her to complete the Faculty </text:span></text:p>
          </draw:text-box>
        </draw:frame>
        <draw:frame draw:style-name="gr2" draw:text-style-name="P4" draw:layer="layout" svg:width="17.274cm" svg:height="0.425cm" svg:x="1.905cm" svg:y="3.023cm">
          <draw:text-box>
            <text:p text:style-name="P3"><text:span text:style-name="T4">Sponsor's Statement. </text:span><text:span text:style-name="T3">Note: If you received this fellowship in the past, you may be eligible to apply </text:span></text:p>
          </draw:text-box>
        </draw:frame>
        <draw:frame draw:style-name="gr2" draw:text-style-name="P4" draw:layer="layout" svg:width="13.024cm" svg:height="0.425cm" svg:x="1.905cm" svg:y="3.54cm">
          <draw:text-box>
            <text:p text:style-name="P3"><text:span text:style-name="T3">again on a case by case basis. The Committee will make the final decision. </text:span></text:p>
          </draw:text-box>
        </draw:frame>
        <draw:frame draw:style-name="gr2" draw:text-style-name="P4" draw:layer="layout" svg:width="0.422cm" svg:height="0.425cm" svg:x="1.905cm" svg:y="4.05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7.321cm" svg:height="0.425cm" svg:x="1.905cm" svg:y="4.573cm">
          <draw:text-box>
            <text:p text:style-name="P3"><text:span text:style-name="T3">DEADLINE:</text:span><text:span text:style-name="T4"> All application materials (including the Faculty Sponsor Statement) must be submitted to </text:span></text:p>
          </draw:text-box>
        </draw:frame>
        <draw:frame draw:style-name="gr2" draw:text-style-name="P4" draw:layer="layout" svg:width="15.839cm" svg:height="0.425cm" svg:x="1.905cm" svg:y="5.089cm">
          <draw:text-box>
            <text:p text:style-name="P3"><text:span text:style-name="T4">the Undergraduate Scholarships, Prizes, and Honors Office in 210 Sproul Hall or by email to: </text:span></text:p>
          </draw:text-box>
        </draw:frame>
        <draw:frame draw:style-name="gr2" draw:text-style-name="P4" draw:layer="layout" svg:width="8.015cm" svg:height="0.425cm" svg:x="1.905cm" svg:y="5.606cm">
          <draw:text-box>
            <text:p text:style-name="P3"><text:span text:style-name="T5">bberends@berkeley.edu</text:span><text:span text:style-name="T4"> by </text:span><text:span text:style-name="T3">Monday, January 4</text:span></text:p>
          </draw:text-box>
        </draw:frame>
        <draw:frame draw:style-name="gr3" draw:text-style-name="P5" draw:layer="layout" svg:width="0.254cm" svg:height="0.289cm" svg:x="9.901cm" svg:y="5.571cm">
          <draw:text-box>
            <text:p text:style-name="P3"><text:span text:style-name="T6">th</text:span></text:p>
          </draw:text-box>
        </draw:frame>
        <draw:frame draw:style-name="gr4" draw:text-style-name="P6" draw:layer="layout" svg:width="3.045cm" svg:height="0.425cm" svg:x="10.155cm" svg:y="5.636cm">
          <draw:text-box>
            <text:p text:style-name="P3"><text:span text:style-name="T3">, 2015, 5:00 PM. </text:span><text:span text:style-name="T4"><text:s/></text:span></text:p>
          </draw:text-box>
        </draw:frame>
        <draw:frame draw:style-name="gr2" draw:text-style-name="P4" draw:layer="layout" svg:width="0.422cm" svg:height="0.425cm" svg:x="1.905cm" svg:y="6.12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1.905cm" svg:y="6.574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4.113cm" svg:height="0.425cm" svg:x="1.905cm" svg:y="7.138cm">
          <draw:text-box>
            <text:p text:style-name="P3"><text:span text:style-name="T3">PLEASE PRINT OR TYPE </text:span></text:p>
          </draw:text-box>
        </draw:frame>
        <draw:frame draw:style-name="gr2" draw:text-style-name="P4" draw:layer="layout" svg:width="0.422cm" svg:height="0.425cm" svg:x="1.905cm" svg:y="7.65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2.449cm" svg:height="0.425cm" svg:x="1.905cm" svg:y="8.171cm">
          <draw:text-box>
            <text:p text:style-name="P3"><text:span text:style-name="T4">Student ID #: <text:s/></text:span></text:p>
          </draw:text-box>
        </draw:frame>
        <draw:frame draw:style-name="gr2" draw:text-style-name="P4" draw:layer="layout" svg:width="2.609cm" svg:height="0.425cm" svg:x="9.209cm" svg:y="8.171cm">
          <draw:text-box>
            <text:p text:style-name="P3"><text:span text:style-name="T4"><text:s/></text:span><text:span text:style-name="T4">Date of Birth: <text:s/></text:span></text:p>
          </draw:text-box>
        </draw:frame>
        <draw:frame draw:style-name="gr2" draw:text-style-name="P4" draw:layer="layout" svg:width="3.147cm" svg:height="0.425cm" svg:x="14.607cm" svg:y="8.171cm">
          <draw:text-box>
            <text:p text:style-name="P3"><text:span text:style-name="T4"><text:s/></text:span><text:span text:style-name="T4">Cumulative GPA: <text:s/></text:span></text:p>
          </draw:text-box>
        </draw:frame>
        <draw:polygon draw:style-name="gr5" draw:text-style-name="P7" draw:layer="layout" svg:width="4.949cm" svg:height="0.029cm" svg:x="4.259cm" svg:y="8.535cm" svg:viewBox="0 0 4950 30" draw:points="0,30 4950,30 4950,0 0,0">
          <text:p/>
        </draw:polygon>
        <draw:polygon draw:style-name="gr5" draw:text-style-name="P7" draw:layer="layout" svg:width="2.874cm" svg:height="0.029cm" svg:x="11.733cm" svg:y="8.535cm" svg:viewBox="0 0 2875 30" draw:points="0,30 2875,30 2875,0 0,0">
          <text:p/>
        </draw:polygon>
        <draw:polygon draw:style-name="gr5" draw:text-style-name="P7" draw:layer="layout" svg:width="1.668cm" svg:height="0.029cm" svg:x="17.703cm" svg:y="8.535cm" svg:viewBox="0 0 1669 30" draw:points="0,30 1669,30 1669,0 0,0">
          <text:p/>
        </draw:polygon>
        <draw:frame draw:style-name="gr2" draw:text-style-name="P4" draw:layer="layout" svg:width="0.422cm" svg:height="0.425cm" svg:x="19.371cm" svg:y="8.17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8.68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.34cm" svg:height="0.425cm" svg:x="1.905cm" svg:y="9.205cm">
          <draw:text-box>
            <text:p text:style-name="P3"><text:span text:style-name="T4">Name: <text:s/></text:span></text:p>
          </draw:text-box>
        </draw:frame>
        <draw:polygon draw:style-name="gr5" draw:text-style-name="P7" draw:layer="layout" svg:width="16.224cm" svg:height="0.029cm" svg:x="3.146cm" svg:y="9.569cm" svg:viewBox="0 0 16225 30" draw:points="0,30 16225,30 16225,0 0,0">
          <text:p/>
        </draw:polygon>
        <draw:frame draw:style-name="gr2" draw:text-style-name="P4" draw:layer="layout" svg:width="0.422cm" svg:height="0.425cm" svg:x="19.371cm" svg:y="9.205cm">
          <draw:text-box>
            <text:p text:style-name="P3"><text:span text:style-name="T4"><text:s/></text:span></text:p>
          </draw:text-box>
        </draw:frame>
        <draw:frame draw:style-name="gr6" draw:text-style-name="P8" draw:layer="layout" svg:width="0.388cm" svg:height="0.39cm" svg:x="1.905cm" svg:y="9.717cm">
          <draw:text-box>
            <text:p text:style-name="P3"><text:span text:style-name="T7"><text:s/></text:span></text:p>
          </draw:text-box>
        </draw:frame>
        <draw:frame draw:style-name="gr6" draw:text-style-name="P8" draw:layer="layout" svg:width="0.76cm" svg:height="0.39cm" svg:x="4.446cm" svg:y="9.717cm">
          <draw:text-box>
            <text:p text:style-name="P3"><text:span text:style-name="T7">First </text:span></text:p>
          </draw:text-box>
        </draw:frame>
        <draw:frame draw:style-name="gr6" draw:text-style-name="P8" draw:layer="layout" svg:width="1.204cm" svg:height="0.39cm" svg:x="9.527cm" svg:y="9.717cm">
          <draw:text-box>
            <text:p text:style-name="P3"><text:span text:style-name="T7">Middle </text:span></text:p>
          </draw:text-box>
        </draw:frame>
        <draw:frame draw:style-name="gr6" draw:text-style-name="P8" draw:layer="layout" svg:width="0.717cm" svg:height="0.39cm" svg:x="15.877cm" svg:y="9.717cm">
          <draw:text-box>
            <text:p text:style-name="P3"><text:span text:style-name="T7">Last </text:span></text:p>
          </draw:text-box>
        </draw:frame>
        <draw:frame draw:style-name="gr2" draw:text-style-name="P4" draw:layer="layout" svg:width="2.809cm" svg:height="0.425cm" svg:x="1.905cm" svg:y="10.2cm">
          <draw:text-box>
            <text:p text:style-name="P3"><text:span text:style-name="T4">E-mail address: <text:s/></text:span></text:p>
          </draw:text-box>
        </draw:frame>
        <draw:polygon draw:style-name="gr5" draw:text-style-name="P7" draw:layer="layout" svg:width="14.739cm" svg:height="0.03cm" svg:x="4.631cm" svg:y="10.563cm" svg:viewBox="0 0 14740 31" draw:points="0,31 14740,31 14740,0 0,0">
          <text:p/>
        </draw:polygon>
        <draw:frame draw:style-name="gr2" draw:text-style-name="P4" draw:layer="layout" svg:width="0.422cm" svg:height="0.425cm" svg:x="19.371cm" svg:y="10.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0.71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5.59cm" svg:height="0.425cm" svg:x="1.905cm" svg:y="11.233cm">
          <draw:text-box>
            <text:p text:style-name="P3"><text:span text:style-name="T4">Academic Status for 2015-2016: </text:span></text:p>
          </draw:text-box>
        </draw:frame>
        <draw:polygon draw:style-name="gr7" draw:text-style-name="P9" draw:layer="layout" svg:width="0.436cm" svg:height="0.436cm" svg:x="10.102cm" svg:y="11.186cm" svg:viewBox="0 0 437 437" draw:points="0,437 437,437 437,0 0,0">
          <text:p/>
        </draw:polygon>
        <draw:frame draw:style-name="gr2" draw:text-style-name="P4" draw:layer="layout" svg:width="1.801cm" svg:height="0.425cm" svg:x="8.257cm" svg:y="11.233cm">
          <draw:text-box>
            <text:p text:style-name="P3"><text:span text:style-name="T4">Freshman </text:span></text:p>
          </draw:text-box>
        </draw:frame>
        <draw:frame draw:style-name="gr2" draw:text-style-name="P4" draw:layer="layout" svg:width="0.422cm" svg:height="0.425cm" svg:x="10.581cm" svg:y="11.233cm">
          <draw:text-box>
            <text:p text:style-name="P3"><text:span text:style-name="T4"><text:s/></text:span></text:p>
          </draw:text-box>
        </draw:frame>
        <draw:polygon draw:style-name="gr7" draw:text-style-name="P9" draw:layer="layout" svg:width="0.436cm" svg:height="0.436cm" svg:x="13.583cm" svg:y="11.186cm" svg:viewBox="0 0 437 437" draw:points="0,437 437,437 437,0 0,0">
          <text:p/>
        </draw:polygon>
        <draw:frame draw:style-name="gr2" draw:text-style-name="P4" draw:layer="layout" svg:width="2.106cm" svg:height="0.425cm" svg:x="11.432cm" svg:y="11.233cm">
          <draw:text-box>
            <text:p text:style-name="P3"><text:span text:style-name="T4">Sophomore </text:span></text:p>
          </draw:text-box>
        </draw:frame>
        <draw:frame draw:style-name="gr2" draw:text-style-name="P4" draw:layer="layout" svg:width="0.422cm" svg:height="0.425cm" svg:x="14.061cm" svg:y="11.233cm">
          <draw:text-box>
            <text:p text:style-name="P3"><text:span text:style-name="T4"><text:s/></text:span></text:p>
          </draw:text-box>
        </draw:frame>
        <draw:polygon draw:style-name="gr7" draw:text-style-name="P9" draw:layer="layout" svg:width="0.437cm" svg:height="0.436cm" svg:x="16.114cm" svg:y="11.186cm" svg:viewBox="0 0 438 437" draw:points="0,437 438,437 438,0 0,0">
          <text:p/>
        </draw:polygon>
        <draw:frame draw:style-name="gr2" draw:text-style-name="P4" draw:layer="layout" svg:width="1.153cm" svg:height="0.425cm" svg:x="14.925cm" svg:y="11.233cm">
          <draw:text-box>
            <text:p text:style-name="P3"><text:span text:style-name="T4">Junior </text:span></text:p>
          </draw:text-box>
        </draw:frame>
        <draw:frame draw:style-name="gr2" draw:text-style-name="P4" draw:layer="layout" svg:width="0.422cm" svg:height="0.425cm" svg:x="16.594cm" svg:y="11.233cm">
          <draw:text-box>
            <text:p text:style-name="P3"><text:span text:style-name="T4"><text:s/></text:span></text:p>
          </draw:text-box>
        </draw:frame>
        <draw:polygon draw:style-name="gr7" draw:text-style-name="P9" draw:layer="layout" svg:width="0.436cm" svg:height="0.436cm" svg:x="18.892cm" svg:y="11.186cm" svg:viewBox="0 0 437 437" draw:points="0,437 437,437 437,0 0,0">
          <text:p/>
        </draw:polygon>
        <draw:frame draw:style-name="gr2" draw:text-style-name="P4" draw:layer="layout" svg:width="1.2cm" svg:height="0.425cm" svg:x="17.657cm" svg:y="11.233cm">
          <draw:text-box>
            <text:p text:style-name="P3"><text:span text:style-name="T4">Senior </text:span></text:p>
          </draw:text-box>
        </draw:frame>
        <draw:frame draw:style-name="gr2" draw:text-style-name="P4" draw:layer="layout" svg:width="0.422cm" svg:height="0.425cm" svg:x="19.371cm" svg:y="11.23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1.74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2.876cm" svg:height="0.425cm" svg:x="1.905cm" svg:y="12.266cm">
          <draw:text-box>
            <text:p text:style-name="P3"><text:span text:style-name="T4">College/ Major: <text:s/></text:span></text:p>
          </draw:text-box>
        </draw:frame>
        <draw:frame draw:style-name="gr2" draw:text-style-name="P4" draw:layer="layout" svg:width="0.422cm" svg:height="0.425cm" svg:x="10.797cm" svg:y="12.266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14.683cm" svg:height="0.031cm" svg:x="4.687cm" svg:y="12.629cm" svg:viewBox="0 0 14684 32" draw:points="0,32 14684,32 14684,0 0,0">
          <text:p/>
        </draw:polygon>
        <draw:frame draw:style-name="gr2" draw:text-style-name="P4" draw:layer="layout" svg:width="0.422cm" svg:height="0.425cm" svg:x="19.371cm" svg:y="12.266cm">
          <draw:text-box>
            <text:p text:style-name="P3"><text:span text:style-name="T4"><text:s text:c="3"/></text:span></text:p>
          </draw:text-box>
        </draw:frame>
        <draw:frame draw:style-name="gr2" draw:text-style-name="P4" draw:layer="layout" svg:width="0.422cm" svg:height="0.425cm" svg:x="1.905cm" svg:y="12.78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7.241cm" svg:height="0.425cm" svg:x="1.905cm" svg:y="13.299cm">
          <draw:text-box>
            <text:p text:style-name="P3"><text:span text:style-name="T4">Expected Graduation Date (month/year): <text:s/></text:span></text:p>
          </draw:text-box>
        </draw:frame>
        <draw:frame draw:style-name="gr2" draw:text-style-name="P4" draw:layer="layout" svg:width="0.422cm" svg:height="0.425cm" svg:x="10.797cm" svg:y="13.299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10.268cm" svg:height="0.03cm" svg:x="9.103cm" svg:y="13.662cm" svg:viewBox="0 0 10269 31" draw:points="0,31 10269,31 10269,0 0,0">
          <text:p/>
        </draw:polygon>
        <draw:frame draw:style-name="gr2" draw:text-style-name="P4" draw:layer="layout" svg:width="0.422cm" svg:height="0.425cm" svg:x="19.371cm" svg:y="13.29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3.81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6.987cm" svg:y="13.81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6.199cm" svg:height="0.425cm" svg:x="1.905cm" svg:y="14.332cm">
          <draw:text-box>
            <text:p text:style-name="P3"><text:span text:style-name="T4">Please list names and e-mail addresses of other students if participating in a group proposal: <text:s text:c="2"/></text:span></text:p>
          </draw:text-box>
        </draw:frame>
        <draw:frame draw:style-name="gr2" draw:text-style-name="P4" draw:layer="layout" svg:width="0.422cm" svg:height="0.425cm" svg:x="1.905cm" svg:y="14.84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5.365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17.466cm" svg:height="0.029cm" svg:x="1.905cm" svg:y="15.729cm" svg:viewBox="0 0 17467 30" draw:points="0,30 17467,30 17467,0 0,0">
          <text:p/>
        </draw:polygon>
        <draw:frame draw:style-name="gr2" draw:text-style-name="P4" draw:layer="layout" svg:width="0.422cm" svg:height="0.425cm" svg:x="19.371cm" svg:y="15.36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5.88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5.09cm" svg:height="0.425cm" svg:x="1.905cm" svg:y="16.398cm">
          <draw:text-box>
            <text:p text:style-name="P3"><text:span text:style-name="T4">Title of the research project: <text:s/></text:span></text:p>
          </draw:text-box>
        </draw:frame>
        <draw:polygon draw:style-name="gr5" draw:text-style-name="P7" draw:layer="layout" svg:width="12.448cm" svg:height="0.029cm" svg:x="6.923cm" svg:y="16.762cm" svg:viewBox="0 0 12449 30" draw:points="0,30 12449,30 12449,0 0,0">
          <text:p/>
        </draw:polygon>
        <draw:frame draw:style-name="gr2" draw:text-style-name="P4" draw:layer="layout" svg:width="0.422cm" svg:height="0.425cm" svg:x="19.371cm" svg:y="16.39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6.91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7.66cm" svg:height="0.425cm" svg:x="1.905cm" svg:y="17.431cm">
          <draw:text-box>
            <text:p text:style-name="P3"><text:span text:style-name="T4">Time period of project (start &amp; finish dates): </text:span></text:p>
          </draw:text-box>
        </draw:frame>
        <draw:frame draw:style-name="gr2" draw:text-style-name="P4" draw:layer="layout" svg:width="0.422cm" svg:height="0.425cm" svg:x="15.56cm" svg:y="17.431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9.862cm" svg:height="0.029cm" svg:x="9.509cm" svg:y="17.795cm" svg:viewBox="0 0 9863 30" draw:points="0,30 9863,30 9863,0 0,0">
          <text:p/>
        </draw:polygon>
        <draw:frame draw:style-name="gr2" draw:text-style-name="P4" draw:layer="layout" svg:width="0.422cm" svg:height="0.425cm" svg:x="19.371cm" svg:y="17.431cm">
          <draw:text-box>
            <text:p text:style-name="P3"><text:span text:style-name="T4"><text:s/></text:span></text:p>
          </draw:text-box>
        </draw:frame>
        <draw:frame draw:style-name="gr8" draw:text-style-name="P10" draw:layer="layout" svg:width="0.211cm" svg:height="0.217cm" svg:x="1.905cm" svg:y="17.907cm">
          <draw:text-box>
            <text:p text:style-name="P3"><text:span text:style-name="T8"><text:s/></text:span></text:p>
          </draw:text-box>
        </draw:frame>
        <draw:frame draw:style-name="gr2" draw:text-style-name="P4" draw:layer="layout" svg:width="3.262cm" svg:height="0.425cm" svg:x="1.905cm" svg:y="18.417cm">
          <draw:text-box>
            <text:p text:style-name="P3"><text:span text:style-name="T4">Funds Requested: <text:s/></text:span></text:p>
          </draw:text-box>
        </draw:frame>
        <draw:polygon draw:style-name="gr5" draw:text-style-name="P7" draw:layer="layout" svg:width="8.257cm" svg:height="0.03cm" svg:x="5.093cm" svg:y="18.781cm" svg:viewBox="0 0 8258 31" draw:points="0,31 8258,31 8258,0 0,0">
          <text:p/>
        </draw:polygon>
        <draw:frame draw:style-name="gr2" draw:text-style-name="P4" draw:layer="layout" svg:width="6.047cm" svg:height="0.425cm" svg:x="13.35cm" svg:y="18.417cm">
          <draw:text-box>
            <text:p text:style-name="P3"><text:span text:style-name="T4"><text:s/></text:span><text:span text:style-name="T4">(Provide breakdown in statement) </text:span></text:p>
          </draw:text-box>
        </draw:frame>
        <draw:frame draw:style-name="gr6" draw:text-style-name="P8" draw:layer="layout" svg:width="0.388cm" svg:height="0.39cm" svg:x="1.905cm" svg:y="19.141cm">
          <draw:text-box>
            <text:p text:style-name="P3"><text:span text:style-name="T9"><text:s/></text:span></text:p>
          </draw:text-box>
        </draw:frame>
        <draw:frame draw:style-name="gr2" draw:text-style-name="P4" draw:layer="layout" svg:width="6.217cm" svg:height="0.425cm" svg:x="1.905cm" svg:y="19.836cm">
          <draw:text-box>
            <text:p text:style-name="P3"><text:span text:style-name="T3">FACULTY SPONSOR INFORMATION: </text:span></text:p>
          </draw:text-box>
        </draw:frame>
        <draw:frame draw:style-name="gr2" draw:text-style-name="P4" draw:layer="layout" svg:width="0.422cm" svg:height="0.425cm" svg:x="1.905cm" svg:y="20.35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.34cm" svg:height="0.425cm" svg:x="1.905cm" svg:y="20.87cm">
          <draw:text-box>
            <text:p text:style-name="P3"><text:span text:style-name="T4">Name: <text:s/></text:span></text:p>
          </draw:text-box>
        </draw:frame>
        <draw:polygon draw:style-name="gr5" draw:text-style-name="P7" draw:layer="layout" svg:width="16.224cm" svg:height="0.03cm" svg:x="3.146cm" svg:y="21.233cm" svg:viewBox="0 0 16225 31" draw:points="0,31 16225,31 16225,0 0,0">
          <text:p/>
        </draw:polygon>
        <draw:frame draw:style-name="gr2" draw:text-style-name="P4" draw:layer="layout" svg:width="0.422cm" svg:height="0.425cm" svg:x="19.371cm" svg:y="20.8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1.38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2.838cm" svg:height="0.425cm" svg:x="1.905cm" svg:y="21.903cm">
          <draw:text-box>
            <text:p text:style-name="P3"><text:span text:style-name="T4">Academic Title: <text:s/></text:span></text:p>
          </draw:text-box>
        </draw:frame>
        <draw:polygon draw:style-name="gr5" draw:text-style-name="P7" draw:layer="layout" svg:width="14.722cm" svg:height="0.03cm" svg:x="4.648cm" svg:y="22.266cm" svg:viewBox="0 0 14723 31" draw:points="0,31 14723,31 14723,0 0,0">
          <text:p/>
        </draw:polygon>
        <draw:frame draw:style-name="gr2" draw:text-style-name="P4" draw:layer="layout" svg:width="0.422cm" svg:height="0.425cm" svg:x="19.371cm" svg:y="21.90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2.41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2.419cm" svg:height="0.425cm" svg:x="1.905cm" svg:y="22.935cm">
          <draw:text-box>
            <text:p text:style-name="P3"><text:span text:style-name="T4">Department: <text:s/></text:span></text:p>
          </draw:text-box>
        </draw:frame>
        <draw:polygon draw:style-name="gr5" draw:text-style-name="P7" draw:layer="layout" svg:width="15.141cm" svg:height="0.03cm" svg:x="4.229cm" svg:y="23.299cm" svg:viewBox="0 0 15142 31" draw:points="0,31 15142,31 15142,0 0,0">
          <text:p/>
        </draw:polygon>
        <draw:frame draw:style-name="gr2" draw:text-style-name="P4" draw:layer="layout" svg:width="0.422cm" svg:height="0.425cm" svg:x="19.371cm" svg:y="22.93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3.45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.255cm" svg:height="0.425cm" svg:x="1.905cm" svg:y="23.968cm">
          <draw:text-box>
            <text:p text:style-name="P3"><text:span text:style-name="T4">Email: <text:s/></text:span></text:p>
          </draw:text-box>
        </draw:frame>
        <draw:polygon draw:style-name="gr5" draw:text-style-name="P7" draw:layer="layout" svg:width="16.309cm" svg:height="0.03cm" svg:x="3.061cm" svg:y="24.332cm" svg:viewBox="0 0 16310 31" draw:points="0,31 16310,31 16310,0 0,0">
          <text:p/>
        </draw:polygon>
        <draw:frame draw:style-name="gr2" draw:text-style-name="P4" draw:layer="layout" svg:width="0.422cm" svg:height="0.425cm" svg:x="19.371cm" svg:y="23.96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4.48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5.00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5.51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3.672cm" svg:height="0.425cm" svg:x="1.905cm" svg:y="26.034cm">
          <draw:text-box>
            <text:p text:style-name="P3"><text:span text:style-name="T4">Applicant Signature: <text:s/></text:span></text:p>
          </draw:text-box>
        </draw:frame>
        <draw:frame draw:style-name="gr2" draw:text-style-name="P4" draw:layer="layout" svg:width="1.217cm" svg:height="0.425cm" svg:x="15.242cm" svg:y="26.034cm">
          <draw:text-box>
            <text:p text:style-name="P3"><text:span text:style-name="T4"><text:s/></text:span><text:span text:style-name="T4">Date: <text:s/></text:span></text:p>
          </draw:text-box>
        </draw:frame>
        <draw:polygon draw:style-name="gr5" draw:text-style-name="P7" draw:layer="layout" svg:width="9.743cm" svg:height="0.029cm" svg:x="5.499cm" svg:y="26.398cm" svg:viewBox="0 0 9744 30" draw:points="0,30 9744,30 9744,0 0,0">
          <text:p/>
        </draw:polygon>
        <draw:polygon draw:style-name="gr5" draw:text-style-name="P7" draw:layer="layout" svg:width="2.998cm" svg:height="0.029cm" svg:x="16.373cm" svg:y="26.398cm" svg:viewBox="0 0 2999 30" draw:points="0,30 2999,30 2999,0 0,0">
          <text:p/>
        </draw:polygon>
        <draw:frame draw:style-name="gr2" draw:text-style-name="P4" draw:layer="layout" svg:width="0.422cm" svg:height="0.425cm" svg:x="19.371cm" svg:y="26.034cm">
          <draw:text-box>
            <text:p text:style-name="P3"><text:span text:style-name="T4"><text:s/></text:span></text:p>
          </draw:text-box>
        </draw:frame>
        <draw:frame draw:style-name="gr9" draw:text-style-name="P11" draw:layer="layout" svg:width="4.826cm" svg:height="0.945cm" svg:x="4.313cm" svg:y="7.712cm">
          <draw:text-box>
            <text:p>26793499</text:p>
          </draw:text-box>
        </draw:frame>
        <draw:frame draw:style-name="gr10" draw:text-style-name="P13" draw:layer="layout" svg:width="2.921cm" svg:height="0.865cm" svg:x="11.679cm" svg:y="7.458cm">
          <draw:text-box>
            <text:p text:style-name="P12">10/19/96</text:p>
          </draw:text-box>
        </draw:frame>
        <draw:frame draw:style-name="gr9" draw:text-style-name="P11" draw:layer="layout" svg:width="1.524cm" svg:height="0.945cm" svg:x="17.775cm" svg:y="7.712cm">
          <draw:text-box>
            <text:p>3.77</text:p>
          </draw:text-box>
        </draw:frame>
        <draw:frame draw:style-name="gr9" draw:text-style-name="P11" draw:layer="layout" svg:width="14.859cm" svg:height="0.945cm" svg:x="3.17cm" svg:y="8.728cm">
          <draw:text-box>
            <text:p>William <text:s text:c="14"/>Hebgen <text:s text:c="17"/>Guss</text:p>
          </draw:text-box>
        </draw:frame>
        <draw:frame draw:style-name="gr11" draw:text-style-name="P15" draw:layer="layout" svg:width="12.954cm" svg:height="0.708cm" svg:x="4.694cm" svg:y="9.998cm">
          <draw:text-box>
            <text:p text:style-name="P14"><text:span text:style-name="T10">wguss@berkeley.edu</text:span></text:p>
          </draw:text-box>
        </draw:frame>
        <draw:line draw:style-name="gr12" draw:text-style-name="P16" draw:layer="layout" svg:x1="10.028cm" svg:y1="11.141cm" svg:x2="10.536cm" svg:y2="11.649cm">
          <text:p/>
        </draw:line>
        <draw:line draw:style-name="gr12" draw:text-style-name="P16" draw:layer="layout" svg:x1="10.536cm" svg:y1="11.268cm" svg:x2="10.155cm" svg:y2="11.522cm">
          <text:p/>
        </draw:line>
        <draw:frame draw:style-name="gr10" draw:text-style-name="P15" draw:layer="layout" svg:width="14.732cm" svg:height="0.708cm" svg:x="4.821cm" svg:y="11.903cm">
          <draw:text-box>
            <text:p text:style-name="P14"><text:span text:style-name="T10">College of Engineering (EECS &amp; Pure Math Double)</text:span></text:p>
          </draw:text-box>
        </draw:frame>
        <draw:frame draw:style-name="gr11" draw:text-style-name="P15" draw:layer="layout" svg:width="10.16cm" svg:height="0.708cm" svg:x="9.139cm" svg:y="13.046cm">
          <draw:text-box>
            <text:p text:style-name="P14"><text:span text:style-name="T10">May 2019</text:span></text:p>
          </draw:text-box>
        </draw:frame>
        <draw:frame draw:style-name="gr9" draw:text-style-name="P18" draw:layer="layout" svg:width="12.319cm" svg:height="0.762cm" svg:x="6.98cm" svg:y="15.967cm">
          <draw:text-box>
            <text:p text:style-name="P17"><text:span text:style-name="T11">OpenBrain: A Massively Asynchronous Recurrent Neural Turing Machine</text:span></text:p>
          </draw:text-box>
        </draw:frame>
        <draw:frame draw:style-name="gr13" draw:text-style-name="P15" draw:layer="layout" svg:width="9.271cm" svg:height="0.708cm" svg:x="9.647cm" svg:y="17.11cm">
          <draw:text-box>
            <text:p text:style-name="P14"><text:span text:style-name="T10">1/25/2016-1/25/2017</text:span></text:p>
          </draw:text-box>
        </draw:frame>
        <draw:frame draw:style-name="gr10" draw:text-style-name="P15" draw:layer="layout" svg:width="15.875cm" svg:height="0.708cm" svg:x="3.17cm" svg:y="20.412cm">
          <draw:text-box>
            <text:p text:style-name="P14"><text:span text:style-name="T10">Peter Bartlett</text:span></text:p>
          </draw:text-box>
        </draw:frame>
        <draw:frame draw:style-name="gr14" draw:text-style-name="P19" draw:layer="layout" svg:width="2.131cm" svg:height="0.628cm" svg:x="4.62cm" svg:y="21.682cm">
          <draw:text-box>
            <text:p><text:span text:style-name="T12">Professor</text:span></text:p>
          </draw:text-box>
        </draw:frame>
        <draw:frame draw:style-name="gr9" draw:text-style-name="P15" draw:layer="layout" svg:width="17.907cm" svg:height="0.762cm" svg:x="4.186cm" svg:y="22.571cm">
          <draw:text-box>
            <text:p text:style-name="P14"><text:span text:style-name="T10">Computer Science Division and Department of Statistics</text:span></text:p>
          </draw:text-box>
        </draw:frame>
        <draw:frame draw:style-name="gr14" draw:text-style-name="P11" draw:layer="layout" svg:width="8.409cm" svg:height="0.945cm" svg:x="3.17cm" svg:y="23.587cm">
          <draw:text-box>
            <text:p>bartlett@cs.berkeley.edu</text:p>
          </draw:text-box>
        </draw:frame>
      </draw:page>
      <draw:page draw:name="page2" draw:style-name="dp1" draw:master-page-name="master-page46">
        <draw:frame draw:style-name="gr2" draw:text-style-name="P4" draw:layer="layout" svg:width="14.819cm" svg:height="0.497cm" svg:x="5.208cm" svg:y="0.606cm">
          <draw:text-box>
            <text:p text:style-name="P3"><text:span text:style-name="T13">Regents’ and Chancellor’s Research Fellowship Application 2015-16 </text:span></text:p>
          </draw:text-box>
        </draw:frame>
        <draw:frame draw:style-name="gr2" draw:text-style-name="P4" draw:layer="layout" svg:width="1.094cm" svg:height="0.475cm" svg:x="18.702cm" svg:y="26.829cm">
          <draw:text-box>
            <text:p text:style-name="P3"><text:span text:style-name="T2">2 of 5 </text:span></text:p>
          </draw:text-box>
        </draw:frame>
        <draw:frame draw:style-name="gr2" draw:text-style-name="P4" draw:layer="layout" svg:width="0.422cm" svg:height="0.425cm" svg:x="1.905cm" svg:y="1.99cm">
          <draw:text-box>
            <text:p text:style-name="P3"><text:span text:style-name="T4"><text:s/></text:span></text:p>
          </draw:text-box>
        </draw:frame>
        <draw:frame draw:style-name="gr15" draw:text-style-name="P20" draw:layer="layout" svg:width="5.395cm" svg:height="0.568cm" svg:x="1.905cm" svg:y="2.538cm">
          <draw:text-box>
            <text:p text:style-name="P3"><text:span text:style-name="T14">PROJECT DESCRIPTION </text:span></text:p>
          </draw:text-box>
        </draw:frame>
        <draw:frame draw:style-name="gr2" draw:text-style-name="P4" draw:layer="layout" svg:width="0.422cm" svg:height="0.425cm" svg:x="1.905cm" svg:y="3.197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3.062cm" svg:height="0.03cm" svg:x="15.589cm" svg:y="4.077cm" svg:viewBox="0 0 3063 31" draw:points="0,31 3063,31 3063,0 0,0">
          <text:p/>
        </draw:polygon>
        <draw:frame draw:style-name="gr2" draw:text-style-name="P4" draw:layer="layout" svg:width="16.711cm" svg:height="0.425cm" svg:x="1.905cm" svg:y="3.713cm">
          <draw:text-box>
            <text:p text:style-name="P3"><text:span text:style-name="T4">Please prepare a description of your project according to the following format. Failure to provide </text:span></text:p>
          </draw:text-box>
        </draw:frame>
        <draw:polygon draw:style-name="gr5" draw:text-style-name="P7" draw:layer="layout" svg:width="17.478cm" svg:height="0.03cm" svg:x="1.905cm" svg:y="4.593cm" svg:viewBox="0 0 17479 31" draw:points="0,31 17479,31 17479,0 0,0">
          <text:p/>
        </draw:polygon>
        <draw:frame draw:style-name="gr2" draw:text-style-name="P4" draw:layer="layout" svg:width="17.439cm" svg:height="0.425cm" svg:x="1.905cm" svg:y="4.23cm">
          <draw:text-box>
            <text:p text:style-name="P3"><text:span text:style-name="T4">complete information for each of the required headings may prejudice review and evaluation of your </text:span></text:p>
          </draw:text-box>
        </draw:frame>
        <draw:polygon draw:style-name="gr5" draw:text-style-name="P7" draw:layer="layout" svg:width="1.918cm" svg:height="0.029cm" svg:x="1.905cm" svg:y="5.11cm" svg:viewBox="0 0 1919 30" draw:points="0,30 1919,30 1919,0 0,0">
          <text:p/>
        </draw:polygon>
        <draw:frame draw:style-name="gr2" draw:text-style-name="P4" draw:layer="layout" svg:width="2.11cm" svg:height="0.425cm" svg:x="1.905cm" svg:y="4.746cm">
          <draw:text-box>
            <text:p text:style-name="P3"><text:span text:style-name="T4">application. </text:span></text:p>
          </draw:text-box>
        </draw:frame>
        <draw:frame draw:style-name="gr2" draw:text-style-name="P4" draw:layer="layout" svg:width="0.422cm" svg:height="0.425cm" svg:x="1.905cm" svg:y="5.26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5.779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0.494cm" svg:height="0.501cm" svg:x="1.905cm" svg:y="6.309cm">
          <draw:text-box>
            <text:p text:style-name="P3"><text:span text:style-name="T15">1.</text:span></text:p>
          </draw:text-box>
        </draw:frame>
        <draw:frame draw:style-name="gr16" draw:text-style-name="P21" draw:layer="layout" svg:width="0.494cm" svg:height="0.556cm" svg:x="2.283cm" svg:y="6.232cm">
          <draw:text-box>
            <text:p text:style-name="P3"><text:span text:style-name="T16"><text:s/></text:span></text:p>
          </draw:text-box>
        </draw:frame>
        <draw:frame draw:style-name="gr2" draw:text-style-name="P4" draw:layer="layout" svg:width="16.85cm" svg:height="0.425cm" svg:x="2.541cm" svg:y="6.363cm">
          <draw:text-box>
            <text:p text:style-name="P3"><text:span text:style-name="T3">BACKGROUND:</text:span><text:span text:style-name="T4"> In 1 or 2 paragraphs discuss the background of your project, describing how it fits </text:span></text:p>
          </draw:text-box>
        </draw:frame>
        <draw:frame draw:style-name="gr2" draw:text-style-name="P4" draw:layer="layout" svg:width="9.375cm" svg:height="0.425cm" svg:x="2.541cm" svg:y="6.88cm">
          <draw:text-box>
            <text:p text:style-name="P3"><text:span text:style-name="T4">into previous or current efforts by others in your area. </text:span></text:p>
          </draw:text-box>
        </draw:frame>
        <draw:frame draw:style-name="gr2" draw:text-style-name="P4" draw:layer="layout" svg:width="0.422cm" svg:height="0.425cm" svg:x="1.905cm" svg:y="7.39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7.913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0.494cm" svg:height="0.501cm" svg:x="1.905cm" svg:y="8.443cm">
          <draw:text-box>
            <text:p text:style-name="P3"><text:span text:style-name="T15">2.</text:span></text:p>
          </draw:text-box>
        </draw:frame>
        <draw:frame draw:style-name="gr16" draw:text-style-name="P21" draw:layer="layout" svg:width="0.494cm" svg:height="0.556cm" svg:x="2.283cm" svg:y="8.366cm">
          <draw:text-box>
            <text:p text:style-name="P3"><text:span text:style-name="T16"><text:s/></text:span></text:p>
          </draw:text-box>
        </draw:frame>
        <draw:frame draw:style-name="gr2" draw:text-style-name="P4" draw:layer="layout" svg:width="16.402cm" svg:height="0.425cm" svg:x="2.541cm" svg:y="8.497cm">
          <draw:text-box>
            <text:p text:style-name="P3"><text:span text:style-name="T3">GOAL OF THE PROJECT:</text:span><text:span text:style-name="T4"> Briefly state the goal(s) you intend to achieve as a result of your efforts </text:span></text:p>
          </draw:text-box>
        </draw:frame>
        <draw:frame draw:style-name="gr2" draw:text-style-name="P4" draw:layer="layout" svg:width="16.406cm" svg:height="0.425cm" svg:x="2.541cm" svg:y="9.015cm">
          <draw:text-box>
            <text:p text:style-name="P3"><text:span text:style-name="T4">under the proposed project. If the purpose of your application is to help cover travel expenses, </text:span></text:p>
          </draw:text-box>
        </draw:frame>
        <draw:frame draw:style-name="gr2" draw:text-style-name="P4" draw:layer="layout" svg:width="9.387cm" svg:height="0.425cm" svg:x="2.541cm" svg:y="9.531cm">
          <draw:text-box>
            <text:p text:style-name="P3"><text:span text:style-name="T4">please describe the benefits and itinerary of your trip. </text:span></text:p>
          </draw:text-box>
        </draw:frame>
        <draw:frame draw:style-name="gr2" draw:text-style-name="P4" draw:layer="layout" svg:width="0.422cm" svg:height="0.425cm" svg:x="1.905cm" svg:y="10.04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0.564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0.494cm" svg:height="0.501cm" svg:x="1.905cm" svg:y="11.094cm">
          <draw:text-box>
            <text:p text:style-name="P3"><text:span text:style-name="T15">3.</text:span></text:p>
          </draw:text-box>
        </draw:frame>
        <draw:frame draw:style-name="gr16" draw:text-style-name="P21" draw:layer="layout" svg:width="0.494cm" svg:height="0.556cm" svg:x="2.283cm" svg:y="11.017cm">
          <draw:text-box>
            <text:p text:style-name="P3"><text:span text:style-name="T16"><text:s/></text:span></text:p>
          </draw:text-box>
        </draw:frame>
        <draw:frame draw:style-name="gr2" draw:text-style-name="P4" draw:layer="layout" svg:width="15.974cm" svg:height="0.425cm" svg:x="2.541cm" svg:y="11.148cm">
          <draw:text-box>
            <text:p text:style-name="P3"><text:span text:style-name="T3">PROJECT PLANS:</text:span><text:span text:style-name="T4"> Describe in detail how you intend to achieve the goal(s) stated in Section 2. </text:span></text:p>
          </draw:text-box>
        </draw:frame>
        <draw:frame draw:style-name="gr2" draw:text-style-name="P4" draw:layer="layout" svg:width="16.694cm" svg:height="0.425cm" svg:x="2.541cm" svg:y="11.665cm">
          <draw:text-box>
            <text:p text:style-name="P3"><text:span text:style-name="T4">Sufficient detail on experimental design must be provided to enable reasonable scientific review. </text:span></text:p>
          </draw:text-box>
        </draw:frame>
        <draw:frame draw:style-name="gr2" draw:text-style-name="P4" draw:layer="layout" svg:width="0.422cm" svg:height="0.425cm" svg:x="1.905cm" svg:y="12.18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2.698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0.494cm" svg:height="0.501cm" svg:x="1.905cm" svg:y="13.228cm">
          <draw:text-box>
            <text:p text:style-name="P3"><text:span text:style-name="T15">4.</text:span></text:p>
          </draw:text-box>
        </draw:frame>
        <draw:frame draw:style-name="gr16" draw:text-style-name="P21" draw:layer="layout" svg:width="0.494cm" svg:height="0.556cm" svg:x="2.283cm" svg:y="13.15cm">
          <draw:text-box>
            <text:p text:style-name="P3"><text:span text:style-name="T16"><text:s/></text:span></text:p>
          </draw:text-box>
        </draw:frame>
        <draw:frame draw:style-name="gr2" draw:text-style-name="P4" draw:layer="layout" svg:width="15.872cm" svg:height="0.425cm" svg:x="2.541cm" svg:y="13.282cm">
          <draw:text-box>
            <text:p text:style-name="P3"><text:span text:style-name="T3">QUALIFICATIONS:</text:span><text:span text:style-name="T4"> List coursework in progress or completed that is relevant to the proposed </text:span></text:p>
          </draw:text-box>
        </draw:frame>
        <draw:frame draw:style-name="gr2" draw:text-style-name="P4" draw:layer="layout" svg:width="8.596cm" svg:height="0.425cm" svg:x="2.541cm" svg:y="13.798cm">
          <draw:text-box>
            <text:p text:style-name="P3"><text:span text:style-name="T4">project. Describe other related experience, if any. </text:span></text:p>
          </draw:text-box>
        </draw:frame>
        <draw:frame draw:style-name="gr2" draw:text-style-name="P4" draw:layer="layout" svg:width="0.422cm" svg:height="0.425cm" svg:x="1.905cm" svg:y="14.31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4.832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0.494cm" svg:height="0.501cm" svg:x="1.905cm" svg:y="15.362cm">
          <draw:text-box>
            <text:p text:style-name="P3"><text:span text:style-name="T15">5.</text:span></text:p>
          </draw:text-box>
        </draw:frame>
        <draw:frame draw:style-name="gr16" draw:text-style-name="P21" draw:layer="layout" svg:width="0.494cm" svg:height="0.556cm" svg:x="2.283cm" svg:y="15.285cm">
          <draw:text-box>
            <text:p text:style-name="P3"><text:span text:style-name="T16"><text:s/></text:span></text:p>
          </draw:text-box>
        </draw:frame>
        <draw:frame draw:style-name="gr2" draw:text-style-name="P4" draw:layer="layout" svg:width="16.402cm" svg:height="0.425cm" svg:x="2.541cm" svg:y="15.416cm">
          <draw:text-box>
            <text:p text:style-name="P3"><text:span text:style-name="T3">SIGNIFICANCE OF THE PROJECT:</text:span><text:span text:style-name="T4"> State how you think the goals set for your project, if achieved, </text:span></text:p>
          </draw:text-box>
        </draw:frame>
        <draw:frame draw:style-name="gr2" draw:text-style-name="P4" draw:layer="layout" svg:width="15.966cm" svg:height="0.425cm" svg:x="2.541cm" svg:y="15.933cm">
          <draw:text-box>
            <text:p text:style-name="P3"><text:span text:style-name="T4">would advance the state of knowledge in your chosen field or would benefit society at large. </text:span></text:p>
          </draw:text-box>
        </draw:frame>
        <draw:frame draw:style-name="gr2" draw:text-style-name="P4" draw:layer="layout" svg:width="0.422cm" svg:height="0.425cm" svg:x="1.905cm" svg:y="16.44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6.96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7.48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7.007cm" svg:height="0.425cm" svg:x="1.905cm" svg:y="17.998cm">
          <draw:text-box>
            <text:p text:style-name="P3"><text:span text:style-name="T3">NOTE:</text:span><text:span text:style-name="T4"> Final selections will be based on both the merit of the proposal and the student's academic </text:span></text:p>
          </draw:text-box>
        </draw:frame>
        <draw:frame draw:style-name="gr2" draw:text-style-name="P4" draw:layer="layout" svg:width="17.397cm" svg:height="0.425cm" svg:x="1.905cm" svg:y="18.515cm">
          <draw:text-box>
            <text:p text:style-name="P3"><text:span text:style-name="T4">record. </text:span><text:span text:style-name="T3">Applicants will be notified no later than the third week of January 2016 of the Committee's </text:span></text:p>
          </draw:text-box>
        </draw:frame>
        <draw:frame draw:style-name="gr2" draw:text-style-name="P4" draw:layer="layout" svg:width="1.67cm" svg:height="0.425cm" svg:x="1.905cm" svg:y="19.031cm">
          <draw:text-box>
            <text:p text:style-name="P3"><text:span text:style-name="T3">decision.</text:span><text:span text:style-name="T4"> </text:span></text:p>
          </draw:text-box>
        </draw:frame>
        <draw:frame draw:style-name="gr2" draw:text-style-name="P4" draw:layer="layout" svg:width="0.422cm" svg:height="0.475cm" svg:x="1.905cm" svg:y="19.48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475cm" svg:x="1.905cm" svg:y="19.983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475cm" svg:x="1.905cm" svg:y="20.482cm">
          <draw:text-box>
            <text:p text:style-name="P3"><text:span text:style-name="T2"><text:s/></text:span></text:p>
          </draw:text-box>
        </draw:frame>
      </draw:page>
      <draw:page draw:name="page3" draw:style-name="dp1" draw:master-page-name="master-page46">
        <draw:frame draw:style-name="gr2" draw:text-style-name="P4" draw:layer="layout" svg:width="14.819cm" svg:height="0.497cm" svg:x="5.208cm" svg:y="0.606cm">
          <draw:text-box>
            <text:p text:style-name="P3"><text:span text:style-name="T13">Regents’ and Chancellor’s Research Fellowship Application 2015-16 </text:span></text:p>
          </draw:text-box>
        </draw:frame>
        <draw:frame draw:style-name="gr2" draw:text-style-name="P4" draw:layer="layout" svg:width="1.094cm" svg:height="0.475cm" svg:x="18.702cm" svg:y="26.829cm">
          <draw:text-box>
            <text:p text:style-name="P3"><text:span text:style-name="T2">3 of 5 </text:span></text:p>
          </draw:text-box>
        </draw:frame>
        <draw:frame draw:style-name="gr16" draw:text-style-name="P21" draw:layer="layout" svg:width="0.494cm" svg:height="0.501cm" svg:x="1.905cm" svg:y="2.003cm">
          <draw:text-box>
            <text:p text:style-name="P3"><text:span text:style-name="T17"><text:s/></text:span></text:p>
          </draw:text-box>
        </draw:frame>
        <draw:frame draw:style-name="gr15" draw:text-style-name="P20" draw:layer="layout" svg:width="2.085cm" svg:height="0.568cm" svg:x="1.905cm" svg:y="2.622cm">
          <draw:text-box>
            <text:p text:style-name="P3"><text:span text:style-name="T14">BUDGET </text:span></text:p>
          </draw:text-box>
        </draw:frame>
        <draw:frame draw:style-name="gr2" draw:text-style-name="P4" draw:layer="layout" svg:width="0.422cm" svg:height="0.425cm" svg:x="1.905cm" svg:y="3.28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1.905cm" svg:y="3.738cm">
          <draw:text-box>
            <text:p text:style-name="P3"><text:span text:style-name="T2">I.</text:span></text:p>
          </draw:text-box>
        </draw:frame>
        <draw:frame draw:style-name="gr2" draw:text-style-name="P4" draw:layer="layout" svg:width="0.422cm" svg:height="0.479cm" svg:x="2.142cm" svg:y="3.732cm">
          <draw:text-box>
            <text:p text:style-name="P3"><text:span text:style-name="T18"><text:s/></text:span></text:p>
          </draw:text-box>
        </draw:frame>
        <draw:polygon draw:style-name="gr5" draw:text-style-name="P7" draw:layer="layout" svg:width="1.423cm" svg:height="0.029cm" svg:x="15.005cm" svg:y="4.162cm" svg:viewBox="0 0 1424 30" draw:points="0,30 1424,30 1424,0 0,0">
          <text:p/>
        </draw:polygon>
        <draw:frame draw:style-name="gr2" draw:text-style-name="P4" draw:layer="layout" svg:width="15.809cm" svg:height="0.425cm" svg:x="2.541cm" svg:y="3.798cm">
          <draw:text-box>
            <text:p text:style-name="P3"><text:span text:style-name="T4">Itemize your budget in detail and explain all expenses. Fellowship funds may not be used to </text:span></text:p>
          </draw:text-box>
        </draw:frame>
        <draw:frame draw:style-name="gr2" draw:text-style-name="P4" draw:layer="layout" svg:width="17.075cm" svg:height="0.425cm" svg:x="2.541cm" svg:y="4.314cm">
          <draw:text-box>
            <text:p text:style-name="P3"><text:span text:style-name="T4">purchase major pieces of non-expendable equipment. Fellowship funds cannot be used to support </text:span></text:p>
          </draw:text-box>
        </draw:frame>
        <draw:frame draw:style-name="gr2" draw:text-style-name="P4" draw:layer="layout" svg:width="16.935cm" svg:height="0.425cm" svg:x="2.541cm" svg:y="4.831cm">
          <draw:text-box>
            <text:p text:style-name="P3"><text:span text:style-name="T4">department facilities. The fellowship may not be used to pay a stipend to the applicant nor to hire </text:span></text:p>
          </draw:text-box>
        </draw:frame>
        <draw:frame draw:style-name="gr2" draw:text-style-name="P4" draw:layer="layout" svg:width="16.711cm" svg:height="0.425cm" svg:x="2.541cm" svg:y="5.347cm">
          <draw:text-box>
            <text:p text:style-name="P3"><text:span text:style-name="T4">any assistants. A portion of the budget can be designated to compensate experimental subjects. <text:s/></text:span></text:p>
          </draw:text-box>
        </draw:frame>
        <draw:frame draw:style-name="gr2" draw:text-style-name="P4" draw:layer="layout" svg:width="0.422cm" svg:height="0.425cm" svg:x="1.905cm" svg:y="5.86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6.3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2.541cm" svg:y="6.837cm">
          <draw:text-box>
            <text:p text:style-name="P3"><text:span text:style-name="T2">A.</text:span></text:p>
          </draw:text-box>
        </draw:frame>
        <draw:frame draw:style-name="gr2" draw:text-style-name="P4" draw:layer="layout" svg:width="0.422cm" svg:height="0.479cm" svg:x="2.951cm" svg:y="6.831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5.831cm" svg:height="0.425cm" svg:x="3.176cm" svg:y="6.897cm">
          <draw:text-box>
            <text:p text:style-name="P3"><text:span text:style-name="T4">Total estimated budget of project </text:span></text:p>
          </draw:text-box>
        </draw:frame>
        <draw:frame draw:style-name="gr2" draw:text-style-name="P4" draw:layer="layout" svg:width="0.422cm" svg:height="0.425cm" svg:x="13.972cm" svg:y="6.897cm">
          <draw:text-box>
            <text:p text:style-name="P3"><text:span text:style-name="T4">$ <text:s/></text:span></text:p>
          </draw:text-box>
        </draw:frame>
        <draw:polygon draw:style-name="gr5" draw:text-style-name="P7" draw:layer="layout" svg:width="3.498cm" svg:height="0.03cm" svg:x="14.285cm" svg:y="7.26cm" svg:viewBox="0 0 3499 31" draw:points="0,31 3499,31 3499,0 0,0">
          <text:p/>
        </draw:polygon>
        <draw:frame draw:style-name="gr2" draw:text-style-name="P4" draw:layer="layout" svg:width="0.422cm" svg:height="0.425cm" svg:x="17.784cm" svg:y="6.89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7.41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2.541cm" svg:y="7.87cm">
          <draw:text-box>
            <text:p text:style-name="P3"><text:span text:style-name="T2">B.</text:span></text:p>
          </draw:text-box>
        </draw:frame>
        <draw:frame draw:style-name="gr2" draw:text-style-name="P4" draw:layer="layout" svg:width="0.422cm" svg:height="0.479cm" svg:x="2.926cm" svg:y="7.864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4.824cm" svg:height="0.425cm" svg:x="3.176cm" svg:y="7.93cm">
          <draw:text-box>
            <text:p text:style-name="P3"><text:span text:style-name="T4">Amount you can contribute </text:span></text:p>
          </draw:text-box>
        </draw:frame>
        <draw:frame draw:style-name="gr2" draw:text-style-name="P4" draw:layer="layout" svg:width="0.422cm" svg:height="0.425cm" svg:x="13.972cm" svg:y="7.93cm">
          <draw:text-box>
            <text:p text:style-name="P3"><text:span text:style-name="T4">$ <text:s/></text:span></text:p>
          </draw:text-box>
        </draw:frame>
        <draw:polygon draw:style-name="gr5" draw:text-style-name="P7" draw:layer="layout" svg:width="3.498cm" svg:height="0.03cm" svg:x="14.285cm" svg:y="8.293cm" svg:viewBox="0 0 3499 31" draw:points="0,31 3499,31 3499,0 0,0">
          <text:p/>
        </draw:polygon>
        <draw:frame draw:style-name="gr2" draw:text-style-name="P4" draw:layer="layout" svg:width="0.422cm" svg:height="0.425cm" svg:x="17.784cm" svg:y="7.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8.44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2.541cm" svg:y="8.904cm">
          <draw:text-box>
            <text:p text:style-name="P3"><text:span text:style-name="T2">C.</text:span></text:p>
          </draw:text-box>
        </draw:frame>
        <draw:frame draw:style-name="gr2" draw:text-style-name="P4" draw:layer="layout" svg:width="0.422cm" svg:height="0.479cm" svg:x="2.93cm" svg:y="8.898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6.758cm" svg:height="0.425cm" svg:x="3.176cm" svg:y="8.964cm">
          <draw:text-box>
            <text:p text:style-name="P3"><text:span text:style-name="T4">Amount of funding from other sources </text:span></text:p>
          </draw:text-box>
        </draw:frame>
        <draw:frame draw:style-name="gr2" draw:text-style-name="P4" draw:layer="layout" svg:width="0.422cm" svg:height="0.425cm" svg:x="13.972cm" svg:y="8.964cm">
          <draw:text-box>
            <text:p text:style-name="P3"><text:span text:style-name="T4">$ <text:s/></text:span></text:p>
          </draw:text-box>
        </draw:frame>
        <draw:polygon draw:style-name="gr5" draw:text-style-name="P7" draw:layer="layout" svg:width="3.498cm" svg:height="0.03cm" svg:x="14.285cm" svg:y="9.327cm" svg:viewBox="0 0 3499 31" draw:points="0,31 3499,31 3499,0 0,0">
          <text:p/>
        </draw:polygon>
        <draw:frame draw:style-name="gr2" draw:text-style-name="P4" draw:layer="layout" svg:width="0.422cm" svg:height="0.425cm" svg:x="17.784cm" svg:y="8.96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9.015cm" svg:height="0.425cm" svg:x="3.176cm" svg:y="9.48cm">
          <draw:text-box>
            <text:p text:style-name="P3"><text:span text:style-name="T5">Do not include your scholarship award (fall or spring </text:span></text:p>
          </draw:text-box>
        </draw:frame>
        <draw:frame draw:style-name="gr2" draw:text-style-name="P4" draw:layer="layout" svg:width="0.422cm" svg:height="0.425cm" svg:x="1.905cm" svg:y="9.997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6.669cm" svg:height="0.425cm" svg:x="3.176cm" svg:y="9.997cm">
          <draw:text-box>
            <text:p text:style-name="P3"><text:span text:style-name="T5">disbursements) as a source of funding.</text:span><text:span text:style-name="T4"> </text:span></text:p>
          </draw:text-box>
        </draw:frame>
        <draw:frame draw:style-name="gr2" draw:text-style-name="P4" draw:layer="layout" svg:width="0.422cm" svg:height="0.425cm" svg:x="1.905cm" svg:y="10.51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2.541cm" svg:y="10.969cm">
          <draw:text-box>
            <text:p text:style-name="P3"><text:span text:style-name="T2">D.</text:span></text:p>
          </draw:text-box>
        </draw:frame>
        <draw:frame draw:style-name="gr2" draw:text-style-name="P4" draw:layer="layout" svg:width="0.422cm" svg:height="0.479cm" svg:x="2.951cm" svg:y="10.964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2.779cm" svg:height="0.425cm" svg:x="3.176cm" svg:y="11.03cm">
          <draw:text-box>
            <text:p text:style-name="P3"><text:span text:style-name="T4">Total of B and C </text:span></text:p>
          </draw:text-box>
        </draw:frame>
        <draw:frame draw:style-name="gr2" draw:text-style-name="P4" draw:layer="layout" svg:width="0.422cm" svg:height="0.425cm" svg:x="13.972cm" svg:y="11.03cm">
          <draw:text-box>
            <text:p text:style-name="P3"><text:span text:style-name="T4">$ <text:s/></text:span></text:p>
          </draw:text-box>
        </draw:frame>
        <draw:polygon draw:style-name="gr5" draw:text-style-name="P7" draw:layer="layout" svg:width="3.498cm" svg:height="0.03cm" svg:x="14.285cm" svg:y="11.393cm" svg:viewBox="0 0 3499 31" draw:points="0,31 3499,31 3499,0 0,0">
          <text:p/>
        </draw:polygon>
        <draw:frame draw:style-name="gr2" draw:text-style-name="P4" draw:layer="layout" svg:width="0.422cm" svg:height="0.425cm" svg:x="17.784cm" svg:y="11.0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1.54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2.541cm" svg:y="12.002cm">
          <draw:text-box>
            <text:p text:style-name="P3"><text:span text:style-name="T2">E.</text:span></text:p>
          </draw:text-box>
        </draw:frame>
        <draw:frame draw:style-name="gr2" draw:text-style-name="P4" draw:layer="layout" svg:width="0.422cm" svg:height="0.479cm" svg:x="2.905cm" svg:y="11.996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5.641cm" svg:height="0.425cm" svg:x="3.176cm" svg:y="12.063cm">
          <draw:text-box>
            <text:p text:style-name="P3"><text:span text:style-name="T4">The difference between A and D </text:span></text:p>
          </draw:text-box>
        </draw:frame>
        <draw:frame draw:style-name="gr2" draw:text-style-name="P4" draw:layer="layout" svg:width="0.422cm" svg:height="0.425cm" svg:x="13.972cm" svg:y="12.063cm">
          <draw:text-box>
            <text:p text:style-name="P3"><text:span text:style-name="T4">$ <text:s/></text:span></text:p>
          </draw:text-box>
        </draw:frame>
        <draw:polygon draw:style-name="gr5" draw:text-style-name="P7" draw:layer="layout" svg:width="3.498cm" svg:height="0.031cm" svg:x="14.285cm" svg:y="12.426cm" svg:viewBox="0 0 3499 32" draw:points="0,32 3499,32 3499,0 0,0">
          <text:p/>
        </draw:polygon>
        <draw:frame draw:style-name="gr2" draw:text-style-name="P4" draw:layer="layout" svg:width="0.422cm" svg:height="0.425cm" svg:x="17.784cm" svg:y="12.06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8.219cm" svg:height="0.425cm" svg:x="3.176cm" svg:y="12.579cm">
          <draw:text-box>
            <text:p text:style-name="P3"><text:span text:style-name="T5">The amount you request from Fellowship funds. </text:span></text:p>
          </draw:text-box>
        </draw:frame>
        <draw:frame draw:style-name="gr2" draw:text-style-name="P4" draw:layer="layout" svg:width="0.422cm" svg:height="0.425cm" svg:x="1.905cm" svg:y="13.09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2.541cm" svg:y="13.552cm">
          <draw:text-box>
            <text:p text:style-name="P3"><text:span text:style-name="T2">F.</text:span></text:p>
          </draw:text-box>
        </draw:frame>
        <draw:frame draw:style-name="gr2" draw:text-style-name="P4" draw:layer="layout" svg:width="0.422cm" svg:height="0.479cm" svg:x="2.88cm" svg:y="13.546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9.646cm" svg:height="0.425cm" svg:x="3.176cm" svg:y="13.612cm">
          <draw:text-box>
            <text:p text:style-name="P3"><text:span text:style-name="T4">Minimum amount needed for project to be carried out. </text:span></text:p>
          </draw:text-box>
        </draw:frame>
        <draw:frame draw:style-name="gr2" draw:text-style-name="P4" draw:layer="layout" svg:width="0.422cm" svg:height="0.425cm" svg:x="13.972cm" svg:y="13.612cm">
          <draw:text-box>
            <text:p text:style-name="P3"><text:span text:style-name="T4">$ <text:s/></text:span></text:p>
          </draw:text-box>
        </draw:frame>
        <draw:polygon draw:style-name="gr5" draw:text-style-name="P7" draw:layer="layout" svg:width="3.498cm" svg:height="0.03cm" svg:x="14.285cm" svg:y="13.975cm" svg:viewBox="0 0 3499 31" draw:points="0,31 3499,31 3499,0 0,0">
          <text:p/>
        </draw:polygon>
        <draw:frame draw:style-name="gr2" draw:text-style-name="P4" draw:layer="layout" svg:width="0.422cm" svg:height="0.425cm" svg:x="17.784cm" svg:y="13.61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9.51cm" svg:height="0.425cm" svg:x="3.176cm" svg:y="14.128cm">
          <draw:text-box>
            <text:p text:style-name="P3"><text:span text:style-name="T5">If program funding does not allow this minimum, funds </text:span></text:p>
          </draw:text-box>
        </draw:frame>
        <draw:frame draw:style-name="gr2" draw:text-style-name="P4" draw:layer="layout" svg:width="6.195cm" svg:height="0.425cm" svg:x="3.176cm" svg:y="14.645cm">
          <draw:text-box>
            <text:p text:style-name="P3"><text:span text:style-name="T5">will not be awarded for this project.</text:span><text:span text:style-name="T4"> </text:span></text:p>
          </draw:text-box>
        </draw:frame>
        <draw:frame draw:style-name="gr2" draw:text-style-name="P4" draw:layer="layout" svg:width="0.422cm" svg:height="0.425cm" svg:x="1.905cm" svg:y="15.16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5.67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1.905cm" svg:y="16.135cm">
          <draw:text-box>
            <text:p text:style-name="P3"><text:span text:style-name="T2">II.</text:span></text:p>
          </draw:text-box>
        </draw:frame>
        <draw:frame draw:style-name="gr2" draw:text-style-name="P4" draw:layer="layout" svg:width="0.422cm" svg:height="0.479cm" svg:x="2.274cm" svg:y="16.129cm">
          <draw:text-box>
            <text:p text:style-name="P3"><text:span text:style-name="T18"><text:s/></text:span></text:p>
          </draw:text-box>
        </draw:frame>
        <draw:frame draw:style-name="gr2" draw:text-style-name="P4" draw:layer="layout" svg:width="16.224cm" svg:height="0.425cm" svg:x="2.541cm" svg:y="16.195cm">
          <draw:text-box>
            <text:p text:style-name="P3"><text:span text:style-name="T4">If your work will be funded, even in part, by any other sources, please explain. List the source, </text:span></text:p>
          </draw:text-box>
        </draw:frame>
        <draw:frame draw:style-name="gr2" draw:text-style-name="P4" draw:layer="layout" svg:width="14.425cm" svg:height="0.425cm" svg:x="2.541cm" svg:y="16.711cm">
          <draw:text-box>
            <text:p text:style-name="P3"><text:span text:style-name="T4">amount, and purpose. </text:span><text:span text:style-name="T3">Note: do NOT include your scholarship award (fall or spring </text:span></text:p>
          </draw:text-box>
        </draw:frame>
        <draw:frame draw:style-name="gr2" draw:text-style-name="P4" draw:layer="layout" svg:width="6.877cm" svg:height="0.425cm" svg:x="2.541cm" svg:y="17.228cm">
          <draw:text-box>
            <text:p text:style-name="P3"><text:span text:style-name="T3">disbursements) as a source of funding.</text:span><text:span text:style-name="T4"> </text:span></text:p>
          </draw:text-box>
        </draw:frame>
        <draw:frame draw:style-name="gr2" draw:text-style-name="P4" draw:layer="layout" svg:width="0.422cm" svg:height="0.425cm" svg:x="1.905cm" svg:y="17.74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8.26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8.77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9.29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9.8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0.32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0.84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1.36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6.69cm" svg:height="0.425cm" svg:x="1.905cm" svg:y="21.877cm">
          <draw:text-box>
            <text:p text:style-name="P3"><text:span text:style-name="T4">I understand a final report for my project must be submitted to my sponsoring professor before I </text:span></text:p>
          </draw:text-box>
        </draw:frame>
        <draw:frame draw:style-name="gr2" draw:text-style-name="P4" draw:layer="layout" svg:width="17.638cm" svg:height="0.425cm" svg:x="1.905cm" svg:y="22.394cm">
          <draw:text-box>
            <text:p text:style-name="P3"><text:span text:style-name="T4">graduate. I will send written notification to the Undergraduate Scholarships, Prizes, and Honors Office, </text:span></text:p>
          </draw:text-box>
        </draw:frame>
        <draw:frame draw:style-name="gr2" draw:text-style-name="P4" draw:layer="layout" svg:width="8.968cm" svg:height="0.425cm" svg:x="1.905cm" svg:y="22.91cm">
          <draw:text-box>
            <text:p text:style-name="P3"><text:span text:style-name="T4">210 Sproul Hall, when I have completed my project. </text:span></text:p>
          </draw:text-box>
        </draw:frame>
        <draw:frame draw:style-name="gr2" draw:text-style-name="P4" draw:layer="layout" svg:width="0.422cm" svg:height="0.425cm" svg:x="1.905cm" svg:y="23.42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4.731cm" svg:height="0.425cm" svg:x="1.905cm" svg:y="23.943cm">
          <draw:text-box>
            <text:p text:style-name="P3"><text:span text:style-name="T4">Your Name (type or print): <text:s/></text:span></text:p>
          </draw:text-box>
        </draw:frame>
        <draw:polygon draw:style-name="gr5" draw:text-style-name="P7" draw:layer="layout" svg:width="12.795cm" svg:height="0.029cm" svg:x="6.575cm" svg:y="24.307cm" svg:viewBox="0 0 12796 30" draw:points="0,30 12796,30 12796,0 0,0">
          <text:p/>
        </draw:polygon>
        <draw:frame draw:style-name="gr2" draw:text-style-name="P4" draw:layer="layout" svg:width="0.422cm" svg:height="0.425cm" svg:x="19.371cm" svg:y="23.94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4.45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.945cm" svg:height="0.425cm" svg:x="1.905cm" svg:y="24.976cm">
          <draw:text-box>
            <text:p text:style-name="P3"><text:span text:style-name="T4">Signature: <text:s/></text:span></text:p>
          </draw:text-box>
        </draw:frame>
        <draw:frame draw:style-name="gr2" draw:text-style-name="P4" draw:layer="layout" svg:width="1.217cm" svg:height="0.425cm" svg:x="14.607cm" svg:y="24.976cm">
          <draw:text-box>
            <text:p text:style-name="P3"><text:span text:style-name="T4"><text:s/></text:span><text:span text:style-name="T4">Date: <text:s/></text:span></text:p>
          </draw:text-box>
        </draw:frame>
        <draw:polygon draw:style-name="gr5" draw:text-style-name="P7" draw:layer="layout" svg:width="10.843cm" svg:height="0.03cm" svg:x="3.764cm" svg:y="25.339cm" svg:viewBox="0 0 10844 31" draw:points="0,31 10844,31 10844,0 0,0">
          <text:p/>
        </draw:polygon>
        <draw:polygon draw:style-name="gr5" draw:text-style-name="P7" draw:layer="layout" svg:width="3.633cm" svg:height="0.03cm" svg:x="15.737cm" svg:y="25.339cm" svg:viewBox="0 0 3634 31" draw:points="0,31 3634,31 3634,0 0,0">
          <text:p/>
        </draw:polygon>
        <draw:frame draw:style-name="gr2" draw:text-style-name="P4" draw:layer="layout" svg:width="0.422cm" svg:height="0.425cm" svg:x="19.371cm" svg:y="24.97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5.49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1.905cm" svg:y="25.944cm">
          <draw:text-box>
            <text:p text:style-name="P3"><text:span text:style-name="T2"><text:s/></text:span></text:p>
          </draw:text-box>
        </draw:frame>
      </draw:page>
      <draw:page draw:name="page4" draw:style-name="dp1" draw:master-page-name="master-page46">
        <draw:frame draw:style-name="gr2" draw:text-style-name="P4" draw:layer="layout" svg:width="14.819cm" svg:height="0.497cm" svg:x="5.208cm" svg:y="0.606cm">
          <draw:text-box>
            <text:p text:style-name="P3"><text:span text:style-name="T13">Regents’ and Chancellor’s Research Fellowship Application 2015-16 </text:span></text:p>
          </draw:text-box>
        </draw:frame>
        <draw:frame draw:style-name="gr2" draw:text-style-name="P4" draw:layer="layout" svg:width="1.094cm" svg:height="0.475cm" svg:x="18.702cm" svg:y="26.829cm">
          <draw:text-box>
            <text:p text:style-name="P3"><text:span text:style-name="T2">4 of 5 </text:span></text:p>
          </draw:text-box>
        </draw:frame>
        <draw:frame draw:style-name="gr15" draw:text-style-name="P20" draw:layer="layout" svg:width="0.562cm" svg:height="0.568cm" svg:x="1.905cm" svg:y="2.02cm">
          <draw:text-box>
            <text:p text:style-name="P3"><text:span text:style-name="T14"><text:s/></text:span></text:p>
          </draw:text-box>
        </draw:frame>
        <draw:frame draw:style-name="gr15" draw:text-style-name="P20" draw:layer="layout" svg:width="5.802cm" svg:height="0.568cm" svg:x="7.927cm" svg:y="2.711cm">
          <draw:text-box>
            <text:p text:style-name="P3"><text:span text:style-name="T14">-- IMPORTANT NOTICE --</text:span><text:span text:style-name="T19"> </text:span></text:p>
          </draw:text-box>
        </draw:frame>
        <draw:frame draw:style-name="gr2" draw:text-style-name="P4" draw:layer="layout" svg:width="0.422cm" svg:height="0.425cm" svg:x="1.905cm" svg:y="3.3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3.88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4.403cm">
          <draw:text-box>
            <text:p text:style-name="P3"><text:span text:style-name="T4">-- </text:span></text:p>
          </draw:text-box>
        </draw:frame>
        <draw:frame draw:style-name="gr2" draw:text-style-name="P4" draw:layer="layout" svg:width="14.73cm" svg:height="0.425cm" svg:x="3.176cm" svg:y="4.403cm">
          <draw:text-box>
            <text:p text:style-name="P3"><text:span text:style-name="T4">Does any part of your research involve experimentation with live vertebrate animals? </text:span></text:p>
          </draw:text-box>
        </draw:frame>
        <draw:frame draw:style-name="gr2" draw:text-style-name="P4" draw:layer="layout" svg:width="0.422cm" svg:height="0.425cm" svg:x="1.905cm" svg:y="4.9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5.436cm">
          <draw:text-box>
            <text:p text:style-name="P3"><text:span text:style-name="T4">-- </text:span></text:p>
          </draw:text-box>
        </draw:frame>
        <draw:frame draw:style-name="gr2" draw:text-style-name="P4" draw:layer="layout" svg:width="15.585cm" svg:height="0.425cm" svg:x="3.176cm" svg:y="5.436cm">
          <draw:text-box>
            <text:p text:style-name="P3"><text:span text:style-name="T4">Does any part of your research involve human subjects (including interviews and cognitive </text:span></text:p>
          </draw:text-box>
        </draw:frame>
        <draw:frame draw:style-name="gr2" draw:text-style-name="P4" draw:layer="layout" svg:width="1.234cm" svg:height="0.425cm" svg:x="3.176cm" svg:y="5.953cm">
          <draw:text-box>
            <text:p text:style-name="P3"><text:span text:style-name="T4">tests)? </text:span></text:p>
          </draw:text-box>
        </draw:frame>
        <draw:frame draw:style-name="gr2" draw:text-style-name="P4" draw:layer="layout" svg:width="0.422cm" svg:height="0.425cm" svg:x="1.905cm" svg:y="6.46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4.04cm" svg:height="0.425cm" svg:x="1.905cm" svg:y="6.986cm">
          <draw:text-box>
            <text:p text:style-name="P3"><text:span text:style-name="T4">If so, university policy and federal law require that you follow certain procedures: </text:span></text:p>
          </draw:text-box>
        </draw:frame>
        <draw:frame draw:style-name="gr2" draw:text-style-name="P4" draw:layer="layout" svg:width="0.422cm" svg:height="0.425cm" svg:x="1.905cm" svg:y="7.50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8.01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8.53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9.12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9.455cm" svg:height="0.501cm" svg:x="5.441cm" svg:y="9.066cm">
          <draw:text-box>
            <text:p text:style-name="P3"><text:span text:style-name="T17">PROTOCOL FOR THE USE OF LIVE VERTEBRATE </text:span></text:p>
          </draw:text-box>
        </draw:frame>
        <draw:frame draw:style-name="gr16" draw:text-style-name="P21" draw:layer="layout" svg:width="0.494cm" svg:height="0.501cm" svg:x="1.905cm" svg:y="9.668cm">
          <draw:text-box>
            <text:p text:style-name="P3"><text:span text:style-name="T17"><text:s/></text:span></text:p>
          </draw:text-box>
        </draw:frame>
        <draw:frame draw:style-name="gr16" draw:text-style-name="P21" draw:layer="layout" svg:width="7.804cm" svg:height="0.501cm" svg:x="6.296cm" svg:y="9.668cm">
          <draw:text-box>
            <text:p text:style-name="P3"><text:span text:style-name="T17">ANIMALS IN RESEARCH OR TEACHING </text:span></text:p>
          </draw:text-box>
        </draw:frame>
        <draw:frame draw:style-name="gr2" draw:text-style-name="P4" draw:layer="layout" svg:width="0.422cm" svg:height="0.425cm" svg:x="1.905cm" svg:y="10.25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0.77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6.775cm" svg:height="0.425cm" svg:x="1.905cm" svg:y="11.288cm">
          <draw:text-box>
            <text:p text:style-name="P3"><text:span text:style-name="T3">PROTOCOL SUBMISSION AND REVIEW </text:span></text:p>
          </draw:text-box>
        </draw:frame>
        <draw:frame draw:style-name="gr2" draw:text-style-name="P4" draw:layer="layout" svg:width="0.422cm" svg:height="0.425cm" svg:x="1.905cm" svg:y="11.80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7.439cm" svg:height="0.425cm" svg:x="1.905cm" svg:y="12.321cm">
          <draw:text-box>
            <text:p text:style-name="P3"><text:span text:style-name="T4">An Animal Use Protocol must be filed with the Animal Care and Use Committee (ACUC) for all uses of </text:span></text:p>
          </draw:text-box>
        </draw:frame>
        <draw:frame draw:style-name="gr2" draw:text-style-name="P4" draw:layer="layout" svg:width="17.206cm" svg:height="0.425cm" svg:x="1.905cm" svg:y="12.837cm">
          <draw:text-box>
            <text:p text:style-name="P3"><text:span text:style-name="T4">live vertebrate animals in research or teaching, including non-disruptive field studies on unconfined </text:span></text:p>
          </draw:text-box>
        </draw:frame>
        <draw:frame draw:style-name="gr2" draw:text-style-name="P4" draw:layer="layout" svg:width="17.71cm" svg:height="0.425cm" svg:x="1.905cm" svg:y="13.354cm">
          <draw:text-box>
            <text:p text:style-name="P3"><text:span text:style-name="T4">animals, please visit </text:span><text:span text:style-name="T20">www.acuc.berkeley.edu</text:span><text:span text:style-name="T4"> for this form. A Protocol signed by the faculty member in </text:span></text:p>
          </draw:text-box>
        </draw:frame>
        <draw:frame draw:style-name="gr2" draw:text-style-name="P4" draw:layer="layout" svg:width="16.694cm" svg:height="0.425cm" svg:x="1.905cm" svg:y="13.87cm">
          <draw:text-box>
            <text:p text:style-name="P3"><text:span text:style-name="T4">charge of the research or teaching and fully approved by ACUC must be on file with ACUC before </text:span></text:p>
          </draw:text-box>
        </draw:frame>
        <draw:frame draw:style-name="gr2" draw:text-style-name="P4" draw:layer="layout" svg:width="17.663cm" svg:height="0.425cm" svg:x="1.905cm" svg:y="14.387cm">
          <draw:text-box>
            <text:p text:style-name="P3"><text:span text:style-name="T4">commencement of any research or teaching activity involving live animals. All other Protocols must be </text:span></text:p>
          </draw:text-box>
        </draw:frame>
        <draw:frame draw:style-name="gr2" draw:text-style-name="P4" draw:layer="layout" svg:width="11.699cm" svg:height="0.425cm" svg:x="1.905cm" svg:y="14.904cm">
          <draw:text-box>
            <text:p text:style-name="P3"><text:span text:style-name="T4">submitted at least 8 weeks before animal use is scheduled to begin. </text:span></text:p>
          </draw:text-box>
        </draw:frame>
        <draw:frame draw:style-name="gr2" draw:text-style-name="P4" draw:layer="layout" svg:width="0.422cm" svg:height="0.425cm" svg:x="1.905cm" svg:y="15.4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5.93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4.79cm" svg:height="0.425cm" svg:x="1.905cm" svg:y="16.453cm">
          <draw:text-box>
            <text:p text:style-name="P3"><text:span text:style-name="T3">ACQUISITION OF ANIMALS </text:span></text:p>
          </draw:text-box>
        </draw:frame>
        <draw:frame draw:style-name="gr2" draw:text-style-name="P4" draw:layer="layout" svg:width="0.422cm" svg:height="0.425cm" svg:x="1.905cm" svg:y="16.9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7.507cm" svg:height="0.425cm" svg:x="1.905cm" svg:y="17.486cm">
          <draw:text-box>
            <text:p text:style-name="P3"><text:span text:style-name="T4">Vertebrate animals may not be purchased or otherwise acquired until an approved Protocol is on file. </text:span></text:p>
          </draw:text-box>
        </draw:frame>
        <draw:frame draw:style-name="gr2" draw:text-style-name="P4" draw:layer="layout" svg:width="16.91cm" svg:height="0.425cm" svg:x="1.905cm" svg:y="18.003cm">
          <draw:text-box>
            <text:p text:style-name="P3"><text:span text:style-name="T4">All animals must be ordered through the Office of Laboratory Animal Care (OLAC) order desk (642-</text:span></text:p>
          </draw:text-box>
        </draw:frame>
        <draw:frame draw:style-name="gr2" draw:text-style-name="P4" draw:layer="layout" svg:width="1.196cm" svg:height="0.425cm" svg:x="1.905cm" svg:y="18.519cm">
          <draw:text-box>
            <text:p text:style-name="P3"><text:span text:style-name="T4">1990). </text:span></text:p>
          </draw:text-box>
        </draw:frame>
        <draw:frame draw:style-name="gr2" draw:text-style-name="P4" draw:layer="layout" svg:width="0.422cm" svg:height="0.425cm" svg:x="1.905cm" svg:y="19.03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9.55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0.136cm">
          <draw:text-box>
            <text:p text:style-name="P3"><text:span text:style-name="T4"><text:s/></text:span></text:p>
          </draw:text-box>
        </draw:frame>
        <draw:frame draw:style-name="gr16" draw:text-style-name="P21" draw:layer="layout" svg:width="8.426cm" svg:height="0.501cm" svg:x="5.906cm" svg:y="20.082cm">
          <draw:text-box>
            <text:p text:style-name="P3"><text:span text:style-name="T17">RESEARCH INVOLVING HUMAN SUBJECTS</text:span></text:p>
          </draw:text-box>
        </draw:frame>
        <draw:frame draw:style-name="gr2" draw:text-style-name="P4" draw:layer="layout" svg:width="0.422cm" svg:height="0.425cm" svg:x="14.421cm" svg:y="20.13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0.6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6.923cm" svg:height="0.425cm" svg:x="1.905cm" svg:y="21.187cm">
          <draw:text-box>
            <text:p text:style-name="P3"><text:span text:style-name="T4">You must notify the Committee for the Protection of Human Subjects (CPHS) before beginning the </text:span></text:p>
          </draw:text-box>
        </draw:frame>
        <draw:frame draw:style-name="gr2" draw:text-style-name="P4" draw:layer="layout" svg:width="17.401cm" svg:height="0.425cm" svg:x="1.905cm" svg:y="21.704cm">
          <draw:text-box>
            <text:p text:style-name="P3"><text:span text:style-name="T4">research. If your research is exempt from CPHS review, you must file a short statement of exemption. </text:span></text:p>
          </draw:text-box>
        </draw:frame>
        <draw:frame draw:style-name="gr2" draw:text-style-name="P4" draw:layer="layout" svg:width="17.422cm" svg:height="0.425cm" svg:x="1.905cm" svg:y="22.22cm">
          <draw:text-box>
            <text:p text:style-name="P3"><text:span text:style-name="T4">If your research is subject to the CPHS's review, you must submit a "protocol" describing your project </text:span></text:p>
          </draw:text-box>
        </draw:frame>
        <draw:frame draw:style-name="gr2" draw:text-style-name="P4" draw:layer="layout" svg:width="17.367cm" svg:height="0.425cm" svg:x="1.905cm" svg:y="22.737cm">
          <draw:text-box>
            <text:p text:style-name="P3"><text:span text:style-name="T4">in some detail. For further information, you must consult the Committee's staff at 2150 Shattuck Ave </text:span></text:p>
          </draw:text-box>
        </draw:frame>
        <draw:frame draw:style-name="gr2" draw:text-style-name="P4" draw:layer="layout" svg:width="5.344cm" svg:height="0.425cm" svg:x="1.905cm" svg:y="23.253cm">
          <draw:text-box>
            <text:p text:style-name="P3"><text:span text:style-name="T4">#313, Berkeley, CA (642.7461). </text:span></text:p>
          </draw:text-box>
        </draw:frame>
        <draw:frame draw:style-name="gr2" draw:text-style-name="P4" draw:layer="layout" svg:width="0.422cm" svg:height="0.425cm" svg:x="1.905cm" svg:y="23.76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75cm" svg:x="1.905cm" svg:y="24.22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475cm" svg:x="1.905cm" svg:y="24.72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475cm" svg:x="1.905cm" svg:y="25.22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22cm" svg:height="0.475cm" svg:x="1.905cm" svg:y="25.72cm">
          <draw:text-box>
            <text:p text:style-name="P3"><text:span text:style-name="T2"><text:s/></text:span></text:p>
          </draw:text-box>
        </draw:frame>
        <draw:frame draw:style-name="gr11" draw:text-style-name="P23" draw:layer="layout" svg:width="1.524cm" svg:height="0.789cm" svg:x="5.202cm" svg:y="4.791cm">
          <draw:text-box>
            <text:p text:style-name="P22"><text:span text:style-name="T21">N/A</text:span></text:p>
          </draw:text-box>
        </draw:frame>
        <draw:frame draw:style-name="gr14" draw:text-style-name="P11" draw:layer="layout" svg:width="1.458cm" svg:height="0.945cm" svg:x="5.202cm" svg:y="6.061cm">
          <draw:text-box draw:corner-radius="0.127cm">
            <text:p>N/A</text:p>
          </draw:text-box>
        </draw:frame>
      </draw:page>
      <draw:page draw:name="page5" draw:style-name="dp1" draw:master-page-name="master-page46">
        <draw:frame draw:style-name="gr2" draw:text-style-name="P4" draw:layer="layout" svg:width="14.819cm" svg:height="0.497cm" svg:x="5.208cm" svg:y="0.606cm">
          <draw:text-box>
            <text:p text:style-name="P3"><text:span text:style-name="T13">Regents’ and Chancellor’s Research Fellowship Application 2015-16 </text:span></text:p>
          </draw:text-box>
        </draw:frame>
        <draw:frame draw:style-name="gr2" draw:text-style-name="P4" draw:layer="layout" svg:width="1.094cm" svg:height="0.475cm" svg:x="18.702cm" svg:y="26.829cm">
          <draw:text-box>
            <text:p text:style-name="P3"><text:span text:style-name="T2">5 of 5 </text:span></text:p>
          </draw:text-box>
        </draw:frame>
        <draw:frame draw:style-name="gr17" draw:text-style-name="P24" draw:layer="layout" svg:width="0.317cm" svg:height="0.323cm" svg:x="10.797cm" svg:y="1.967cm">
          <draw:text-box>
            <text:p text:style-name="P3"><text:span text:style-name="T22"><text:s/></text:span></text:p>
          </draw:text-box>
        </draw:frame>
        <draw:frame draw:style-name="gr15" draw:text-style-name="P20" draw:layer="layout" svg:width="7.419cm" svg:height="0.568cm" svg:x="1.905cm" svg:y="2.406cm">
          <draw:text-box>
            <text:p text:style-name="P3"><text:span text:style-name="T14">FACULTY SPONSOR STATEMENT </text:span></text:p>
          </draw:text-box>
        </draw:frame>
        <draw:frame draw:style-name="gr6" draw:text-style-name="P8" draw:layer="layout" svg:width="0.388cm" svg:height="0.39cm" svg:x="1.905cm" svg:y="3.061cm">
          <draw:text-box>
            <text:p text:style-name="P3"><text:span text:style-name="T9"><text:s/></text:span></text:p>
          </draw:text-box>
        </draw:frame>
        <draw:frame draw:style-name="gr6" draw:text-style-name="P8" draw:layer="layout" svg:width="0.388cm" svg:height="0.39cm" svg:x="1.905cm" svg:y="3.54cm">
          <draw:text-box>
            <text:p text:style-name="P3"><text:span text:style-name="T9"><text:s/></text:span></text:p>
          </draw:text-box>
        </draw:frame>
        <draw:frame draw:style-name="gr2" draw:text-style-name="P4" draw:layer="layout" svg:width="17.295cm" svg:height="0.425cm" svg:x="1.905cm" svg:y="4.022cm">
          <draw:text-box>
            <text:p text:style-name="P3"><text:span text:style-name="T3">TO THE FACULTY SPONSOR:</text:span><text:span text:style-name="T4"> Before completing this form, please review pages 1-3 of this application </text:span></text:p>
          </draw:text-box>
        </draw:frame>
        <draw:frame draw:style-name="gr2" draw:text-style-name="P4" draw:layer="layout" svg:width="17.621cm" svg:height="0.425cm" svg:x="1.905cm" svg:y="4.539cm">
          <draw:text-box>
            <text:p text:style-name="P3"><text:span text:style-name="T4">as completed by the student. You may return your completed form to the student or submit it directly </text:span></text:p>
          </draw:text-box>
        </draw:frame>
        <draw:frame draw:style-name="gr2" draw:text-style-name="P4" draw:layer="layout" svg:width="15.623cm" svg:height="0.425cm" svg:x="1.905cm" svg:y="5.055cm">
          <draw:text-box>
            <text:p text:style-name="P3"><text:span text:style-name="T4">to the Undergraduate Scholarships, Prizes, and Honors Office in 210 Sproul or via email to: </text:span></text:p>
          </draw:text-box>
        </draw:frame>
        <draw:frame draw:style-name="gr2" draw:text-style-name="P4" draw:layer="layout" svg:width="13.942cm" svg:height="0.425cm" svg:x="1.905cm" svg:y="5.572cm">
          <draw:text-box>
            <text:p text:style-name="P3"><text:span text:style-name="T5">bberends@berkeley.edu. </text:span><text:span text:style-name="T3">Note: form is due by 5:00pm on Monday, December 21</text:span></text:p>
          </draw:text-box>
        </draw:frame>
        <draw:frame draw:style-name="gr18" draw:text-style-name="P25" draw:layer="layout" svg:width="0.283cm" svg:height="0.289cm" svg:x="15.949cm" svg:y="5.537cm">
          <draw:text-box>
            <text:p text:style-name="P3"><text:span text:style-name="T6">st</text:span></text:p>
          </draw:text-box>
        </draw:frame>
        <draw:frame draw:style-name="gr2" draw:text-style-name="P4" draw:layer="layout" svg:width="1.285cm" svg:height="0.425cm" svg:x="16.161cm" svg:y="5.572cm">
          <draw:text-box>
            <text:p text:style-name="P3"><text:span text:style-name="T3">, 2015. </text:span></text:p>
          </draw:text-box>
        </draw:frame>
        <draw:frame draw:style-name="gr2" draw:text-style-name="P4" draw:layer="layout" svg:width="0.422cm" svg:height="0.425cm" svg:x="1.905cm" svg:y="6.08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6.60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4.159cm" svg:height="0.425cm" svg:x="1.905cm" svg:y="7.121cm">
          <draw:text-box>
            <text:p text:style-name="P3"><text:span text:style-name="T4">Faculty Sponsor Name: <text:s/></text:span></text:p>
          </draw:text-box>
        </draw:frame>
        <draw:polygon draw:style-name="gr5" draw:text-style-name="P7" draw:layer="layout" svg:width="13.392cm" svg:height="0.029cm" svg:x="5.978cm" svg:y="7.485cm" svg:viewBox="0 0 13393 30" draw:points="0,30 13393,30 13393,0 0,0">
          <text:p/>
        </draw:polygon>
        <draw:frame draw:style-name="gr2" draw:text-style-name="P4" draw:layer="layout" svg:width="0.422cm" svg:height="0.425cm" svg:x="19.371cm" svg:y="7.12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7.63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9.371cm" svg:y="7.63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1.75cm" svg:height="0.425cm" svg:x="1.905cm" svg:y="8.154cm">
          <draw:text-box>
            <text:p text:style-name="P3"><text:span text:style-name="T4">Department: <text:s text:c="68"/>E-mail address: <text:s/></text:span></text:p>
          </draw:text-box>
        </draw:frame>
        <draw:polygon draw:style-name="gr5" draw:text-style-name="P7" draw:layer="layout" svg:width="6.622cm" svg:height="0.029cm" svg:x="4.229cm" svg:y="8.518cm" svg:viewBox="0 0 6623 30" draw:points="0,30 6623,30 6623,0 0,0">
          <text:p/>
        </draw:polygon>
        <draw:polygon draw:style-name="gr5" draw:text-style-name="P7" draw:layer="layout" svg:width="5.792cm" svg:height="0.029cm" svg:x="13.578cm" svg:y="8.518cm" svg:viewBox="0 0 5793 30" draw:points="0,30 5793,30 5793,0 0,0">
          <text:p/>
        </draw:polygon>
        <draw:frame draw:style-name="gr2" draw:text-style-name="P4" draw:layer="layout" svg:width="0.422cm" svg:height="0.425cm" svg:x="19.371cm" svg:y="8.154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8.67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4.091cm" svg:height="0.425cm" svg:x="1.905cm" svg:y="9.188cm">
          <draw:text-box>
            <text:p text:style-name="P3"><text:span text:style-name="T4">Name(s) of Student(s): <text:s/></text:span></text:p>
          </draw:text-box>
        </draw:frame>
        <draw:polygon draw:style-name="gr5" draw:text-style-name="P7" draw:layer="layout" svg:width="13.469cm" svg:height="0.029cm" svg:x="5.901cm" svg:y="9.552cm" svg:viewBox="0 0 13470 30" draw:points="0,30 13470,30 13470,0 0,0">
          <text:p/>
        </draw:polygon>
        <draw:frame draw:style-name="gr2" draw:text-style-name="P4" draw:layer="layout" svg:width="0.422cm" svg:height="0.425cm" svg:x="19.371cm" svg:y="9.18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9.70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4.489cm" svg:height="0.425cm" svg:x="1.905cm" svg:y="10.221cm">
          <draw:text-box>
            <text:p text:style-name="P3"><text:span text:style-name="T4">Title of Research Project: <text:s/></text:span></text:p>
          </draw:text-box>
        </draw:frame>
        <draw:polygon draw:style-name="gr5" draw:text-style-name="P7" draw:layer="layout" svg:width="13.049cm" svg:height="0.029cm" svg:x="6.321cm" svg:y="10.585cm" svg:viewBox="0 0 13050 30" draw:points="0,30 13050,30 13050,0 0,0">
          <text:p/>
        </draw:polygon>
        <draw:frame draw:style-name="gr2" draw:text-style-name="P4" draw:layer="layout" svg:width="0.422cm" svg:height="0.425cm" svg:x="19.371cm" svg:y="10.221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0.73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1.254cm">
          <draw:text-box>
            <text:p text:style-name="P3"><text:span text:style-name="T3"><text:s/></text:span></text:p>
          </draw:text-box>
        </draw:frame>
        <draw:frame draw:style-name="gr2" draw:text-style-name="P4" draw:layer="layout" svg:width="16.821cm" svg:height="0.425cm" svg:x="1.905cm" svg:y="11.77cm">
          <draw:text-box>
            <text:p text:style-name="P3"><text:span text:style-name="T3">Your Evaluation:</text:span><text:span text:style-name="T4"> Is the project worthwhile? Is the applicant capable and prepared? Is the student </text:span></text:p>
          </draw:text-box>
        </draw:frame>
        <draw:frame draw:style-name="gr2" draw:text-style-name="P4" draw:layer="layout" svg:width="9.408cm" svg:height="0.425cm" svg:x="1.905cm" svg:y="12.287cm">
          <draw:text-box>
            <text:p text:style-name="P3"><text:span text:style-name="T4">likely to complete it successfully in the time specified? </text:span></text:p>
          </draw:text-box>
        </draw:frame>
        <draw:frame draw:style-name="gr2" draw:text-style-name="P4" draw:layer="layout" svg:width="0.422cm" svg:height="0.425cm" svg:x="1.905cm" svg:y="12.80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3.3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3.83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4.35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4.8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5.38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5.90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6.41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6.93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17.452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1.39cm" svg:height="0.425cm" svg:x="1.905cm" svg:y="17.969cm">
          <draw:text-box>
            <text:p text:style-name="P3"><text:span text:style-name="T4">Do you approve of the estimated budget of the project? (Yes/No) <text:s/></text:span></text:p>
          </draw:text-box>
        </draw:frame>
        <draw:frame draw:style-name="gr2" draw:text-style-name="P4" draw:layer="layout" svg:width="0.422cm" svg:height="0.425cm" svg:x="19.371cm" svg:y="17.969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6.389cm" svg:height="0.03cm" svg:x="13.299cm" svg:y="18.332cm" svg:viewBox="0 0 6390 31" draw:points="0,31 6390,31 6390,0 0,0">
          <text:p/>
        </draw:polygon>
        <draw:frame draw:style-name="gr2" draw:text-style-name="P4" draw:layer="layout" svg:width="0.422cm" svg:height="0.425cm" svg:x="19.689cm" svg:y="17.969cm">
          <draw:text-box>
            <text:p text:style-name="P3"><text:span text:style-name="T4"><text:s/></text:span></text:p>
          </draw:text-box>
        </draw:frame>
        <draw:frame draw:style-name="gr19" draw:text-style-name="P26" draw:layer="layout" svg:width="0.634cm" svg:height="0.64cm" svg:x="1.905cm" svg:y="18.53cm">
          <draw:text-box>
            <text:p text:style-name="P3"><text:span text:style-name="T23"><text:s/></text:span></text:p>
          </draw:text-box>
        </draw:frame>
        <draw:frame draw:style-name="gr2" draw:text-style-name="P4" draw:layer="layout" svg:width="15.869cm" svg:height="0.425cm" svg:x="1.905cm" svg:y="19.26cm">
          <draw:text-box>
            <text:p text:style-name="P3"><text:span text:style-name="T4">If not, explain how you would revise it and include your estimated cost of the project: <text:s text:c="11"/></text:span></text:p>
          </draw:text-box>
        </draw:frame>
        <draw:frame draw:style-name="gr2" draw:text-style-name="P4" draw:layer="layout" svg:width="0.422cm" svg:height="0.425cm" svg:x="1.905cm" svg:y="19.77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3.176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4.446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5.716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6.98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8.25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9.52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0.79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2.06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3.33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4.60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5.877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7.149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8.419cm" svg:y="20.293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17.783cm" svg:height="0.03cm" svg:x="1.905cm" svg:y="20.656cm" svg:viewBox="0 0 17784 31" draw:points="0,31 17784,31 17784,0 0,0">
          <text:p/>
        </draw:polygon>
        <draw:frame draw:style-name="gr2" draw:text-style-name="P4" draw:layer="layout" svg:width="0.422cm" svg:height="0.425cm" svg:x="19.689cm" svg:y="20.29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0.809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1.32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9.371cm" svg:y="21.327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17.783cm" svg:height="0.03cm" svg:x="1.905cm" svg:y="21.69cm" svg:viewBox="0 0 17784 31" draw:points="0,31 17784,31 17784,0 0,0">
          <text:p/>
        </draw:polygon>
        <draw:frame draw:style-name="gr2" draw:text-style-name="P4" draw:layer="layout" svg:width="0.422cm" svg:height="0.425cm" svg:x="19.689cm" svg:y="21.327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1.843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2.3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.905cm" svg:y="22.876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7.833cm" svg:height="0.425cm" svg:x="1.905cm" svg:y="23.393cm">
          <draw:text-box>
            <text:p text:style-name="P3"><text:span text:style-name="T5">I will supervise this student's project closely and see to it that the applicant receives academic credit for <text:s/></text:span></text:p>
          </draw:text-box>
        </draw:frame>
        <draw:frame draw:style-name="gr2" draw:text-style-name="P4" draw:layer="layout" svg:width="2.174cm" svg:height="0.425cm" svg:x="1.905cm" svg:y="23.909cm">
          <draw:text-box>
            <text:p text:style-name="P3"><text:span text:style-name="T5">the project: <text:s/></text:span></text:p>
          </draw:text-box>
        </draw:frame>
        <draw:frame draw:style-name="gr2" draw:text-style-name="P4" draw:layer="layout" svg:width="0.422cm" svg:height="0.425cm" svg:x="1.905cm" svg:y="24.425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0.422cm" svg:height="0.425cm" svg:x="1.905cm" svg:y="24.942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1.944cm" svg:height="0.425cm" svg:x="1.905cm" svg:y="25.458cm">
          <draw:text-box>
            <text:p text:style-name="P3"><text:span text:style-name="T4">Signature:</text:span><text:span text:style-name="T5"> </text:span><text:span text:style-name="T4"><text:s/></text:span></text:p>
          </draw:text-box>
        </draw:frame>
        <draw:frame draw:style-name="gr2" draw:text-style-name="P4" draw:layer="layout" svg:width="0.422cm" svg:height="0.425cm" svg:x="4.446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5.716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6.987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8.257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9.527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0.797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2.067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3.337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1.314cm" svg:height="0.425cm" svg:x="14.607cm" svg:y="25.458cm">
          <draw:text-box>
            <text:p text:style-name="P3"><text:span text:style-name="T4"><text:s/></text:span><text:span text:style-name="T4">Date: <text:s text:c="2"/></text:span></text:p>
          </draw:text-box>
        </draw:frame>
        <draw:frame draw:style-name="gr2" draw:text-style-name="P4" draw:layer="layout" svg:width="0.422cm" svg:height="0.425cm" svg:x="17.149cm" svg:y="25.458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18.419cm" svg:y="25.458cm">
          <draw:text-box>
            <text:p text:style-name="P3"><text:span text:style-name="T4"><text:s/></text:span></text:p>
          </draw:text-box>
        </draw:frame>
        <draw:polygon draw:style-name="gr5" draw:text-style-name="P7" draw:layer="layout" svg:width="10.843cm" svg:height="0.03cm" svg:x="3.764cm" svg:y="25.822cm" svg:viewBox="0 0 10844 31" draw:points="0,31 10844,31 10844,0 0,0">
          <text:p/>
        </draw:polygon>
        <draw:polygon draw:style-name="gr5" draw:text-style-name="P7" draw:layer="layout" svg:width="4.048cm" svg:height="0.03cm" svg:x="15.64cm" svg:y="25.822cm" svg:viewBox="0 0 4049 31" draw:points="0,31 4049,31 4049,0 0,0">
          <text:p/>
        </draw:polygon>
        <draw:frame draw:style-name="gr2" draw:text-style-name="P4" draw:layer="layout" svg:width="0.422cm" svg:height="0.425cm" svg:x="19.689cm" svg:y="25.458cm">
          <draw:text-box>
            <text:p text:style-name="P3"><text:span text:style-name="T5"><text:s/></text:span></text:p>
          </draw:text-box>
        </draw:frame>
        <draw:frame draw:style-name="gr2" draw:text-style-name="P4" draw:layer="layout" svg:width="0.422cm" svg:height="0.425cm" svg:x="1.905cm" svg:y="25.975cm">
          <draw:text-box>
            <text:p text:style-name="P3"><text:span text:style-name="T4"><text:s/></text:span></text:p>
          </draw:text-box>
        </draw:frame>
        <draw:frame draw:style-name="gr2" draw:text-style-name="P4" draw:layer="layout" svg:width="0.422cm" svg:height="0.425cm" svg:x="8.257cm" svg:y="25.975cm">
          <draw:text-box>
            <text:p text:style-name="P3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Garamond1" svg:font-family="Garamond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aramond" svg:font-family="Garamond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01T13:51:49.356756563</dc:date>
    <meta:editing-duration>PT15M</meta:editing-duration>
    <meta:editing-cycles>6</meta:editing-cycles>
    <meta:generator>LibreOffice/5.0.2.2$Linux_X86_64 LibreOffice_project/00m0$Build-2</meta:generator>
    <meta:document-statistic meta:object-count="415"/>
  </office:meta>
</office:document-meta>
</file>